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BC3FEFCD7FF3BCCA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Ani" svg:font-family="Ani" style:font-pitch="variable"/>
    <style:font-face style:name="Cantarell Extra Bold" svg:font-family="'Cantarell Extra Bold'" style:font-pitch="variable"/>
    <style:font-face style:name="Chilanka" svg:font-family="Chilanka" style:font-pitch="variable"/>
    <style:font-face style:name="D050000L" svg:font-family="D050000L" style:font-pitch="variable"/>
    <style:font-face style:name="KacstDecorative" svg:font-family="KacstDecorative" style:font-pitch="variable"/>
    <style:font-face style:name="Karumbi" svg:font-family="Karumbi" style:font-pitch="variable"/>
    <style:font-face style:name="Noto Naskh Arabic" svg:font-family="'Noto Naskh Arabic'" style:font-pitch="variable"/>
    <style:font-face style:name="Noto Naskh Arabic UI" svg:font-family="'Noto Naskh Arabic UI'" style:font-pitch="variable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font-weight="bold" officeooo:rsid="000afd99" officeooo:paragraph-rsid="000cdc91" style:font-size-asian="16pt" style:font-weight-asian="bold" style:font-name-complex="Abyssinica SIL" style:font-size-complex="16pt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6pt" fo:font-weight="bold" officeooo:rsid="000afd99" officeooo:paragraph-rsid="005e9ad6" style:font-size-asian="16pt" style:font-weight-asian="bold" style:font-name-complex="Abyssinica SIL" style:font-size-complex="16pt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officeooo:paragraph-rsid="003f16ca"/>
    </style:style>
    <style:style style:name="P4" style:family="paragraph" style:parent-style-name="Standard">
      <loext:graphic-properties draw:fill="none"/>
      <style:paragraph-properties fo:margin-left="0.157cm" fo:margin-right="0cm" fo:text-align="end" style:justify-single-word="false" fo:text-indent="0cm" style:auto-text-indent="false" fo:background-color="transparent"/>
      <style:text-properties fo:font-size="16pt" fo:font-weight="bold" officeooo:rsid="000afd99" officeooo:paragraph-rsid="00111bc1" style:font-size-asian="16pt" style:font-weight-asian="bold" style:font-name-complex="Abyssinica SIL" style:font-size-complex="16pt" style:font-weight-complex="bold"/>
    </style:style>
    <style:style style:name="P5" style:family="paragraph" style:parent-style-name="Standard">
      <loext:graphic-properties draw:fill="none"/>
      <style:paragraph-properties fo:margin-left="0.157cm" fo:margin-right="0cm" fo:text-align="end" style:justify-single-word="false" fo:text-indent="0cm" style:auto-text-indent="false" fo:background-color="transparent"/>
      <style:text-properties fo:font-size="16pt" fo:font-weight="bold" officeooo:rsid="000afd99" officeooo:paragraph-rsid="00233f2b" style:font-size-asian="16pt" style:font-weight-asian="bold" style:font-name-complex="Abyssinica SIL" style:font-size-complex="16pt" style:font-weight-complex="bold"/>
    </style:style>
    <style:style style:name="P6" style:family="paragraph" style:parent-style-name="Standard">
      <loext:graphic-properties draw:fill="none"/>
      <style:paragraph-properties fo:margin-left="0.157cm" fo:margin-right="0cm" fo:text-align="end" style:justify-single-word="false" fo:text-indent="0cm" style:auto-text-indent="false" fo:background-color="transparent"/>
      <style:text-properties fo:font-size="16pt" fo:font-weight="bold" officeooo:rsid="000afd99" officeooo:paragraph-rsid="000eb898" style:font-size-asian="16pt" style:font-weight-asian="bold" style:font-name-complex="Abyssinica SIL" style:font-size-complex="16pt" style:font-weight-complex="bold"/>
    </style:style>
    <style:style style:name="P7" style:family="paragraph" style:parent-style-name="Standard">
      <loext:graphic-properties draw:fill="none"/>
      <style:paragraph-properties fo:margin-left="0.157cm" fo:margin-right="0cm" fo:text-align="end" style:justify-single-word="false" fo:text-indent="0cm" style:auto-text-indent="false" fo:background-color="transparent"/>
      <style:text-properties fo:font-size="16pt" fo:font-weight="bold" officeooo:rsid="000afd99" officeooo:paragraph-rsid="0011712a" style:font-size-asian="16pt" style:font-weight-asian="bold" style:font-name-complex="Abyssinica SIL" style:font-size-complex="16pt" style:font-weight-complex="bold"/>
    </style:style>
    <style:style style:name="P8" style:family="paragraph" style:parent-style-name="Standard">
      <loext:graphic-properties draw:fill="none"/>
      <style:paragraph-properties fo:margin-left="0.157cm" fo:margin-right="0cm" fo:text-align="end" style:justify-single-word="false" fo:text-indent="0cm" style:auto-text-indent="false" fo:background-color="transparent"/>
      <style:text-properties fo:font-size="16pt" fo:font-weight="bold" officeooo:rsid="000afd99" officeooo:paragraph-rsid="0012e55e" style:font-size-asian="16pt" style:font-weight-asian="bold" style:font-name-complex="Abyssinica SIL" style:font-size-complex="16pt" style:font-weight-complex="bold"/>
    </style:style>
    <style:style style:name="P9" style:family="paragraph" style:parent-style-name="Standard">
      <loext:graphic-properties draw:fill="none"/>
      <style:paragraph-properties fo:margin-left="0.157cm" fo:margin-right="0cm" fo:text-align="end" style:justify-single-word="false" fo:text-indent="0cm" style:auto-text-indent="false" fo:background-color="transparent"/>
      <style:text-properties fo:font-size="16pt" fo:font-weight="bold" officeooo:rsid="000afd99" officeooo:paragraph-rsid="00177723" style:font-size-asian="16pt" style:font-weight-asian="bold" style:font-name-complex="Abyssinica SIL" style:font-size-complex="16pt" style:font-weight-complex="bold"/>
    </style:style>
    <style:style style:name="P10" style:family="paragraph" style:parent-style-name="Standard">
      <loext:graphic-properties draw:fill="none"/>
      <style:paragraph-properties fo:margin-left="0.157cm" fo:margin-right="0cm" fo:text-align="end" style:justify-single-word="false" fo:text-indent="0cm" style:auto-text-indent="false" fo:background-color="transparent"/>
      <style:text-properties fo:font-size="16pt" fo:font-weight="bold" officeooo:rsid="000afd99" officeooo:paragraph-rsid="00183175" style:font-size-asian="16pt" style:font-weight-asian="bold" style:font-name-complex="Abyssinica SIL" style:font-size-complex="16pt" style:font-weight-complex="bold"/>
    </style:style>
    <style:style style:name="P11" style:family="paragraph" style:parent-style-name="Standard">
      <loext:graphic-properties draw:fill="none"/>
      <style:paragraph-properties fo:margin-left="0.157cm" fo:margin-right="0cm" fo:text-align="end" style:justify-single-word="false" fo:text-indent="0cm" style:auto-text-indent="false" fo:background-color="transparent"/>
      <style:text-properties fo:font-size="16pt" fo:font-weight="bold" officeooo:rsid="000afd99" officeooo:paragraph-rsid="0019e53f" style:font-size-asian="16pt" style:font-weight-asian="bold" style:font-name-complex="Abyssinica SIL" style:font-size-complex="16pt" style:font-weight-complex="bold"/>
    </style:style>
    <style:style style:name="P12" style:family="paragraph" style:parent-style-name="Standard">
      <loext:graphic-properties draw:fill="none"/>
      <style:paragraph-properties fo:margin-left="0.157cm" fo:margin-right="0cm" fo:text-align="end" style:justify-single-word="false" fo:text-indent="0cm" style:auto-text-indent="false" fo:background-color="transparent"/>
      <style:text-properties fo:font-size="16pt" fo:font-weight="bold" officeooo:rsid="000afd99" officeooo:paragraph-rsid="001c6d39" style:font-size-asian="16pt" style:font-weight-asian="bold" style:font-name-complex="Abyssinica SIL" style:font-size-complex="16pt" style:font-weight-complex="bold"/>
    </style:style>
    <style:style style:name="P13" style:family="paragraph" style:parent-style-name="Standard">
      <loext:graphic-properties draw:fill="none"/>
      <style:paragraph-properties fo:margin-left="0.157cm" fo:margin-right="0cm" fo:text-align="end" style:justify-single-word="false" fo:text-indent="0cm" style:auto-text-indent="false" fo:background-color="transparent"/>
      <style:text-properties fo:font-size="16pt" fo:font-weight="bold" officeooo:rsid="000afd99" officeooo:paragraph-rsid="001c6f42" style:font-size-asian="16pt" style:font-weight-asian="bold" style:font-name-complex="Abyssinica SIL" style:font-size-complex="16pt" style:font-weight-complex="bold"/>
    </style:style>
    <style:style style:name="P14" style:family="paragraph" style:parent-style-name="Standard">
      <loext:graphic-properties draw:fill="none"/>
      <style:paragraph-properties fo:margin-left="0.157cm" fo:margin-right="0cm" fo:text-align="end" style:justify-single-word="false" fo:text-indent="0cm" style:auto-text-indent="false" fo:background-color="transparent"/>
      <style:text-properties fo:font-size="16pt" fo:font-weight="bold" officeooo:rsid="000afd99" officeooo:paragraph-rsid="002132e0" style:font-size-asian="16pt" style:font-weight-asian="bold" style:font-name-complex="Abyssinica SIL" style:font-size-complex="16pt" style:font-weight-complex="bold"/>
    </style:style>
    <style:style style:name="P15" style:family="paragraph" style:parent-style-name="Standard">
      <loext:graphic-properties draw:fill="none"/>
      <style:paragraph-properties fo:margin-left="0.157cm" fo:margin-right="0cm" fo:text-align="end" style:justify-single-word="false" fo:text-indent="0cm" style:auto-text-indent="false" fo:background-color="transparent"/>
      <style:text-properties fo:font-size="16pt" fo:font-weight="bold" officeooo:rsid="000afd99" officeooo:paragraph-rsid="0025d3dd" style:font-size-asian="16pt" style:font-weight-asian="bold" style:font-name-complex="Abyssinica SIL" style:font-size-complex="16pt" style:font-weight-complex="bold"/>
    </style:style>
    <style:style style:name="P16" style:family="paragraph" style:parent-style-name="Standard">
      <loext:graphic-properties draw:fill="none"/>
      <style:paragraph-properties fo:margin-left="0.157cm" fo:margin-right="0cm" fo:text-align="end" style:justify-single-word="false" fo:text-indent="0cm" style:auto-text-indent="false" fo:background-color="transparent"/>
      <style:text-properties fo:font-size="16pt" fo:font-weight="bold" officeooo:rsid="000afd99" officeooo:paragraph-rsid="00267651" style:font-size-asian="16pt" style:font-weight-asian="bold" style:font-name-complex="Abyssinica SIL" style:font-size-complex="16pt" style:font-weight-complex="bold"/>
    </style:style>
    <style:style style:name="P17" style:family="paragraph" style:parent-style-name="Standard">
      <loext:graphic-properties draw:fill="none"/>
      <style:paragraph-properties fo:margin-left="0.157cm" fo:margin-right="0cm" fo:text-align="end" style:justify-single-word="false" fo:text-indent="0cm" style:auto-text-indent="false" fo:background-color="transparent"/>
      <style:text-properties fo:font-size="16pt" fo:font-weight="bold" officeooo:rsid="000afd99" officeooo:paragraph-rsid="002dbe99" style:font-size-asian="16pt" style:font-weight-asian="bold" style:font-name-complex="Abyssinica SIL" style:font-size-complex="16pt" style:font-weight-complex="bold"/>
    </style:style>
    <style:style style:name="P18" style:family="paragraph" style:parent-style-name="Standard">
      <loext:graphic-properties draw:fill="none"/>
      <style:paragraph-properties fo:margin-left="0.157cm" fo:margin-right="0cm" fo:text-align="end" style:justify-single-word="false" fo:text-indent="0cm" style:auto-text-indent="false" fo:background-color="transparent"/>
      <style:text-properties fo:font-size="16pt" fo:font-weight="bold" officeooo:rsid="000afd99" officeooo:paragraph-rsid="002e679f" style:font-size-asian="16pt" style:font-weight-asian="bold" style:font-name-complex="Abyssinica SIL" style:font-size-complex="16pt" style:font-weight-complex="bold"/>
    </style:style>
    <style:style style:name="P19" style:family="paragraph" style:parent-style-name="Standard">
      <loext:graphic-properties draw:fill="none"/>
      <style:paragraph-properties fo:margin-left="0.157cm" fo:margin-right="0cm" fo:text-align="end" style:justify-single-word="false" fo:text-indent="0cm" style:auto-text-indent="false" fo:background-color="transparent"/>
      <style:text-properties fo:font-size="16pt" fo:font-weight="bold" officeooo:rsid="000afd99" officeooo:paragraph-rsid="003ab96b" style:font-size-asian="16pt" style:font-weight-asian="bold" style:font-name-complex="Abyssinica SIL" style:font-size-complex="16pt" style:font-weight-complex="bold"/>
    </style:style>
    <style:style style:name="P20" style:family="paragraph" style:parent-style-name="Standard">
      <loext:graphic-properties draw:fill="none"/>
      <style:paragraph-properties fo:margin-left="0.157cm" fo:margin-right="0cm" fo:text-align="end" style:justify-single-word="false" fo:text-indent="0cm" style:auto-text-indent="false" fo:background-color="transparent"/>
      <style:text-properties fo:font-size="16pt" fo:font-weight="bold" officeooo:rsid="000afd99" officeooo:paragraph-rsid="005a82b3" style:font-size-asian="16pt" style:font-weight-asian="bold" style:font-name-complex="Abyssinica SIL" style:font-size-complex="16pt" style:font-weight-complex="bold"/>
    </style:style>
    <style:style style:name="P21" style:family="paragraph" style:parent-style-name="Standard">
      <loext:graphic-properties draw:fill="none"/>
      <style:paragraph-properties fo:margin-left="0.157cm" fo:margin-right="0cm" fo:text-align="end" style:justify-single-word="false" fo:text-indent="0cm" style:auto-text-indent="false" fo:background-color="transparent"/>
      <style:text-properties fo:font-size="16pt" fo:font-weight="bold" officeooo:rsid="000afd99" officeooo:paragraph-rsid="001aaa23" style:font-size-asian="16pt" style:font-weight-asian="bold" style:font-name-complex="Abyssinica SIL" style:font-size-complex="16pt" style:font-weight-complex="bold"/>
    </style:style>
    <style:style style:name="P22" style:family="paragraph" style:parent-style-name="Standard">
      <loext:graphic-properties draw:fill="none"/>
      <style:paragraph-properties fo:margin-left="0.157cm" fo:margin-right="0cm" fo:text-align="end" style:justify-single-word="false" fo:text-indent="0cm" style:auto-text-indent="false" fo:background-color="transparent"/>
      <style:text-properties officeooo:paragraph-rsid="002dbe99"/>
    </style:style>
    <style:style style:name="P23" style:family="paragraph" style:parent-style-name="Standard">
      <loext:graphic-properties draw:fill="none"/>
      <style:paragraph-properties fo:margin-left="0.157cm" fo:margin-right="0cm" fo:text-align="end" style:justify-single-word="false" fo:text-indent="0cm" style:auto-text-indent="false" fo:background-color="transparent"/>
      <style:text-properties officeooo:paragraph-rsid="002e679f"/>
    </style:style>
    <style:style style:name="P24" style:family="paragraph" style:parent-style-name="Standard">
      <loext:graphic-properties draw:fill="none"/>
      <style:paragraph-properties fo:margin-left="0.157cm" fo:margin-right="0cm" fo:text-align="end" style:justify-single-word="false" fo:text-indent="0cm" style:auto-text-indent="false" fo:background-color="transparent"/>
      <style:text-properties officeooo:paragraph-rsid="0041083f"/>
    </style:style>
    <style:style style:name="P25" style:family="paragraph" style:parent-style-name="Standard">
      <loext:graphic-properties draw:fill="none"/>
      <style:paragraph-properties fo:margin-left="0.157cm" fo:margin-right="0cm" fo:text-align="end" style:justify-single-word="false" fo:text-indent="0cm" style:auto-text-indent="false" fo:background-color="transparent"/>
      <style:text-properties officeooo:paragraph-rsid="00427326"/>
    </style:style>
    <style:style style:name="P26" style:family="paragraph" style:parent-style-name="Standard">
      <loext:graphic-properties draw:fill="none"/>
      <style:paragraph-properties fo:margin-left="0.157cm" fo:margin-right="0cm" fo:text-align="center" style:justify-single-word="false" fo:text-indent="0cm" style:auto-text-indent="false" fo:background-color="transparent"/>
      <style:text-properties officeooo:paragraph-rsid="002dbe99"/>
    </style:style>
    <style:style style:name="P27" style:family="paragraph" style:parent-style-name="Standard">
      <loext:graphic-properties draw:fill="none"/>
      <style:paragraph-properties fo:margin-left="0.157cm" fo:margin-right="0cm" fo:text-align="center" style:justify-single-word="false" fo:text-indent="0cm" style:auto-text-indent="false" fo:background-color="transparent"/>
      <style:text-properties officeooo:paragraph-rsid="003d7d8a"/>
    </style:style>
    <style:style style:name="P28" style:family="paragraph" style:parent-style-name="Standard">
      <loext:graphic-properties draw:fill="none"/>
      <style:paragraph-properties fo:margin-left="0.157cm" fo:margin-right="0cm" fo:text-align="center" style:justify-single-word="false" fo:text-indent="0cm" style:auto-text-indent="false" fo:background-color="transparent"/>
      <style:text-properties officeooo:paragraph-rsid="003e0c1b"/>
    </style:style>
    <style:style style:name="P29" style:family="paragraph" style:parent-style-name="Standard">
      <loext:graphic-properties draw:fill="none"/>
      <style:paragraph-properties fo:margin-left="0.157cm" fo:margin-right="0cm" fo:text-align="center" style:justify-single-word="false" fo:text-indent="0cm" style:auto-text-indent="false" fo:background-color="transparent"/>
      <style:text-properties officeooo:paragraph-rsid="003f16ca"/>
    </style:style>
    <style:style style:name="P30" style:family="paragraph" style:parent-style-name="Standard">
      <loext:graphic-properties draw:fill="none"/>
      <style:paragraph-properties fo:margin-left="0.157cm" fo:margin-right="0cm" fo:text-align="center" style:justify-single-word="false" fo:text-indent="0cm" style:auto-text-indent="false" fo:background-color="transparent"/>
      <style:text-properties officeooo:paragraph-rsid="006015df"/>
    </style:style>
    <style:style style:name="P31" style:family="paragraph" style:parent-style-name="Standard">
      <loext:graphic-properties draw:fill="none"/>
      <style:paragraph-properties fo:margin-left="0.157cm" fo:margin-right="0cm" fo:text-align="justify" style:justify-single-word="false" fo:text-indent="0cm" style:auto-text-indent="false" fo:background-color="transparent"/>
      <style:text-properties officeooo:paragraph-rsid="003e0c1b"/>
    </style:style>
    <style:style style:name="P32" style:family="paragraph" style:parent-style-name="Standard">
      <loext:graphic-properties draw:fill="none"/>
      <style:paragraph-properties fo:margin-left="0.157cm" fo:margin-right="0cm" fo:text-align="justify" style:justify-single-word="false" fo:text-indent="0cm" style:auto-text-indent="false" fo:background-color="transparent"/>
      <style:text-properties officeooo:paragraph-rsid="003f16ca"/>
    </style:style>
    <style:style style:name="P33" style:family="paragraph" style:parent-style-name="Standard">
      <loext:graphic-properties draw:fill="none"/>
      <style:paragraph-properties fo:margin-left="0.157cm" fo:margin-right="0cm" fo:text-align="justify" style:justify-single-word="false" fo:text-indent="0cm" style:auto-text-indent="false" fo:background-color="transparent"/>
      <style:text-properties officeooo:paragraph-rsid="003f66c4"/>
    </style:style>
    <style:style style:name="P34" style:family="paragraph" style:parent-style-name="Standard">
      <loext:graphic-properties draw:fill="none"/>
      <style:paragraph-properties fo:margin-left="0.157cm" fo:margin-right="0cm" fo:text-align="justify" style:justify-single-word="false" fo:text-indent="0cm" style:auto-text-indent="false" fo:background-color="transparent"/>
      <style:text-properties officeooo:paragraph-rsid="00479050"/>
    </style:style>
    <style:style style:name="P35" style:family="paragraph" style:parent-style-name="Standard">
      <loext:graphic-properties draw:fill="none"/>
      <style:paragraph-properties fo:margin-left="0.157cm" fo:margin-right="0cm" fo:text-align="justify" style:justify-single-word="false" fo:text-indent="0cm" style:auto-text-indent="false" fo:background-color="transparent"/>
      <style:text-properties officeooo:paragraph-rsid="0048d1ce"/>
    </style:style>
    <style:style style:name="P36" style:family="paragraph" style:parent-style-name="Standard">
      <loext:graphic-properties draw:fill="none"/>
      <style:paragraph-properties fo:margin-left="0.157cm" fo:margin-right="0cm" fo:text-align="center" style:justify-single-word="false" fo:text-indent="0cm" style:auto-text-indent="false" fo:background-color="transparent"/>
      <style:text-properties fo:color="#eeeeee" loext:opacity="100%" fo:font-size="18pt" fo:font-style="italic" fo:font-weight="bold" officeooo:paragraph-rsid="004493db" style:font-size-asian="18pt" style:font-style-asian="italic" style:font-weight-asian="bold" style:font-name-complex="KacstDecorative" style:font-size-complex="18pt" style:font-style-complex="italic" style:font-weight-complex="bold"/>
    </style:style>
    <style:style style:name="P37" style:family="paragraph" style:parent-style-name="Standard">
      <loext:graphic-properties draw:fill="none"/>
      <style:paragraph-properties fo:margin-left="0.157cm" fo:margin-right="0cm" fo:text-align="justify" style:justify-single-word="false" fo:text-indent="0cm" style:auto-text-indent="false" fo:background-color="transparent"/>
      <style:text-properties fo:color="#eeeeee" loext:opacity="100%" fo:font-size="18pt" fo:font-style="italic" fo:font-weight="bold" officeooo:paragraph-rsid="004493db" style:font-size-asian="18pt" style:font-style-asian="italic" style:font-weight-asian="bold" style:font-name-complex="KacstDecorative" style:font-size-complex="18pt" style:font-style-complex="italic" style:font-weight-complex="bold"/>
    </style:style>
    <style:style style:name="P38" style:family="paragraph" style:parent-style-name="Standard">
      <loext:graphic-properties draw:fill="none"/>
      <style:paragraph-properties fo:margin-left="0.157cm" fo:margin-right="0cm" fo:text-align="center" style:justify-single-word="false" fo:text-indent="0cm" style:auto-text-indent="false" fo:background-color="transparent"/>
      <style:text-properties fo:color="#ffffff" loext:opacity="100%" style:font-name="D050000L" fo:font-size="22pt" fo:font-style="italic" fo:font-weight="bold" officeooo:paragraph-rsid="006015df" style:font-size-asian="22pt" style:font-style-asian="italic" style:font-weight-asian="bold" style:font-name-complex="D050000L" style:font-size-complex="22pt" style:font-style-complex="italic" style:font-weight-complex="bold"/>
    </style:style>
    <style:style style:name="P39" style:family="paragraph" style:parent-style-name="Standard">
      <loext:graphic-properties draw:fill="none"/>
      <style:paragraph-properties fo:margin-left="0.157cm" fo:margin-right="0cm" fo:line-height="150%" fo:text-align="center" style:justify-single-word="false" fo:text-indent="0cm" style:auto-text-indent="false" fo:background-color="transparent"/>
      <style:text-properties fo:color="#dddddd" loext:opacity="100%" style:font-name="Chilanka" fo:font-size="15pt" fo:font-style="italic" fo:font-weight="bold" officeooo:paragraph-rsid="00619a44" style:font-size-asian="15pt" style:font-style-asian="italic" style:font-weight-asian="bold" style:font-name-complex="Chilanka" style:font-size-complex="15pt" style:font-style-complex="italic" style:font-weight-complex="bold"/>
    </style:style>
    <style:style style:name="P40" style:family="paragraph" style:parent-style-name="Standard">
      <loext:graphic-properties draw:fill="none"/>
      <style:paragraph-properties fo:margin-left="0.157cm" fo:margin-right="0cm" fo:line-height="150%" fo:text-align="center" style:justify-single-word="false" fo:text-indent="0cm" style:auto-text-indent="false" fo:background-color="transparent"/>
      <style:text-properties officeooo:paragraph-rsid="006015df"/>
    </style:style>
    <style:style style:name="P41" style:family="paragraph" style:parent-style-name="Standard">
      <loext:graphic-properties draw:fill="none"/>
      <style:paragraph-properties fo:margin-left="0.157cm" fo:margin-right="0cm" fo:line-height="150%" fo:text-align="center" style:justify-single-word="false" fo:text-indent="0cm" style:auto-text-indent="false" fo:background-color="transparent"/>
      <style:text-properties officeooo:paragraph-rsid="00619a44"/>
    </style:style>
    <style:style style:name="P42" style:family="paragraph" style:parent-style-name="Standard" style:master-page-name="">
      <loext:graphic-properties draw:fill="none"/>
      <style:paragraph-properties fo:margin-left="0.157cm" fo:margin-right="0cm" fo:text-align="end" style:justify-single-word="false" fo:text-indent="0cm" style:auto-text-indent="false" style:page-number="auto" fo:background-color="transparent"/>
      <style:text-properties fo:font-size="16pt" fo:font-weight="bold" officeooo:rsid="000afd99" officeooo:paragraph-rsid="000eb898" style:font-size-asian="16pt" style:font-weight-asian="bold" style:font-name-complex="Abyssinica SIL" style:font-size-complex="16pt" style:font-weight-complex="bold"/>
    </style:style>
    <style:style style:name="P43" style:family="paragraph" style:parent-style-name="Standard" style:master-page-name="">
      <loext:graphic-properties draw:fill="none"/>
      <style:paragraph-properties fo:margin-left="0.101cm" fo:margin-right="0cm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officeooo:paragraph-rsid="003f66c4"/>
    </style:style>
    <style:style style:name="T1" style:family="text">
      <style:text-properties fo:color="#ffffff" loext:opacity="100%" fo:font-size="14pt" fo:font-style="normal" officeooo:rsid="00183175" style:font-size-asian="12.25pt" style:font-style-asian="normal" style:font-name-complex="Noto Naskh Arabic" style:font-size-complex="14pt" style:font-style-complex="normal"/>
    </style:style>
    <style:style style:name="T2" style:family="text">
      <style:text-properties fo:color="#ffffff" loext:opacity="100%" fo:font-size="14pt" fo:font-style="normal" officeooo:rsid="0019e53f" style:font-size-asian="12.25pt" style:font-style-asian="normal" style:font-name-complex="Noto Naskh Arabic" style:font-size-complex="14pt" style:font-style-complex="normal"/>
    </style:style>
    <style:style style:name="T3" style:family="text">
      <style:text-properties fo:color="#ffffff" loext:opacity="100%" fo:font-size="14pt" fo:font-style="normal" officeooo:rsid="001aaa23" style:font-size-asian="12.25pt" style:font-style-asian="normal" style:font-name-complex="Noto Naskh Arabic" style:font-size-complex="14pt" style:font-style-complex="normal"/>
    </style:style>
    <style:style style:name="T4" style:family="text">
      <style:text-properties fo:color="#ffffff" loext:opacity="100%" fo:font-size="14pt" fo:font-style="normal" officeooo:rsid="001bf59c" style:font-size-asian="12.25pt" style:font-style-asian="normal" style:font-name-complex="Noto Naskh Arabic" style:font-size-complex="14pt" style:font-style-complex="normal"/>
    </style:style>
    <style:style style:name="T5" style:family="text">
      <style:text-properties fo:color="#ffffff" loext:opacity="100%" fo:font-size="14pt" fo:font-style="normal" officeooo:rsid="001c6d39" style:font-size-asian="12.25pt" style:font-style-asian="normal" style:font-name-complex="Noto Naskh Arabic" style:font-size-complex="14pt" style:font-style-complex="normal"/>
    </style:style>
    <style:style style:name="T6" style:family="text">
      <style:text-properties fo:color="#ffffff" loext:opacity="100%" fo:font-size="14pt" fo:font-style="normal" officeooo:rsid="005a82b3" style:font-size-asian="12.25pt" style:font-style-asian="normal" style:font-name-complex="Noto Naskh Arabic" style:font-size-complex="14pt" style:font-style-complex="normal"/>
    </style:style>
    <style:style style:name="T7" style:family="text">
      <style:text-properties fo:color="#ffffff" loext:opacity="100%" fo:font-size="14pt" fo:font-style="normal" officeooo:rsid="005e9ad6" style:font-size-asian="12.25pt" style:font-style-asian="normal" style:font-name-complex="Noto Naskh Arabic" style:font-size-complex="14pt" style:font-style-complex="normal"/>
    </style:style>
    <style:style style:name="T8" style:family="text">
      <style:text-properties fo:color="#ffffff" loext:opacity="100%" fo:font-size="14pt" fo:font-style="normal" officeooo:rsid="00233f2b" style:font-size-asian="12.25pt" style:font-style-asian="normal" style:font-name-complex="Noto Naskh Arabic UI" style:font-size-complex="14pt" style:font-style-complex="normal"/>
    </style:style>
    <style:style style:name="T9" style:family="text">
      <style:text-properties fo:color="#ffffff" loext:opacity="100%" fo:font-size="14pt" fo:font-style="normal" officeooo:rsid="0023f2dd" style:font-size-asian="12.25pt" style:font-style-asian="normal" style:font-name-complex="Noto Naskh Arabic UI" style:font-size-complex="14pt" style:font-style-complex="normal"/>
    </style:style>
    <style:style style:name="T10" style:family="text">
      <style:text-properties fo:color="#ffffff" loext:opacity="100%" fo:font-size="14pt" fo:font-style="normal" officeooo:rsid="0028f44d" style:font-size-asian="12.25pt" style:font-style-asian="normal" style:font-name-complex="Noto Naskh Arabic UI" style:font-size-complex="14pt" style:font-style-complex="normal"/>
    </style:style>
    <style:style style:name="T11" style:family="text">
      <style:text-properties fo:color="#ffffff" loext:opacity="100%" fo:font-size="14pt" fo:font-style="normal" officeooo:rsid="0025d3dd" style:font-size-asian="12.25pt" style:font-style-asian="normal" style:font-name-complex="Noto Naskh Arabic UI" style:font-size-complex="14pt" style:font-style-complex="normal"/>
    </style:style>
    <style:style style:name="T12" style:family="text">
      <style:text-properties fo:color="#ffffff" loext:opacity="100%" fo:font-size="14pt" fo:font-style="normal" officeooo:rsid="002e679f" style:font-size-asian="12.25pt" style:font-style-asian="normal" style:font-name-complex="Noto Naskh Arabic UI" style:font-size-complex="14pt" style:font-style-complex="normal"/>
    </style:style>
    <style:style style:name="T13" style:family="text">
      <style:text-properties fo:color="#ffffff" loext:opacity="100%" fo:font-size="14pt" fo:font-style="normal" officeooo:rsid="00267651" style:font-size-asian="12.25pt" style:font-style-asian="normal" style:font-name-complex="Noto Naskh Arabic UI" style:font-size-complex="14pt" style:font-style-complex="normal"/>
    </style:style>
    <style:style style:name="T14" style:family="text">
      <style:text-properties fo:color="#ffffff" loext:opacity="100%" fo:font-size="14pt" fo:font-style="normal" officeooo:rsid="003ab96b" style:font-size-asian="12.25pt" style:font-style-asian="normal" style:font-name-complex="Noto Naskh Arabic UI" style:font-size-complex="14pt" style:font-style-complex="normal"/>
    </style:style>
    <style:style style:name="T15" style:family="text">
      <style:text-properties fo:color="#ffffff" loext:opacity="100%" fo:font-size="14pt" fo:font-style="normal" officeooo:rsid="000eb898" style:font-size-asian="14pt" style:font-style-asian="normal" style:font-name-complex="Noto Naskh Arabic" style:font-size-complex="14pt" style:font-style-complex="normal"/>
    </style:style>
    <style:style style:name="T16" style:family="text">
      <style:text-properties fo:color="#ffffff" loext:opacity="100%" fo:font-size="14pt" fo:font-style="normal" officeooo:rsid="0019e53f" style:font-size-asian="14pt" style:font-style-asian="normal" style:font-name-complex="Noto Naskh Arabic" style:font-size-complex="14pt" style:font-style-complex="normal"/>
    </style:style>
    <style:style style:name="T17" style:family="text">
      <style:text-properties fo:color="#ffffff" loext:opacity="100%" fo:font-size="14pt" fo:font-style="normal" officeooo:rsid="00111bc1" style:font-size-asian="14pt" style:font-style-asian="normal" style:font-name-complex="Noto Naskh Arabic" style:font-size-complex="14pt" style:font-style-complex="normal"/>
    </style:style>
    <style:style style:name="T18" style:family="text">
      <style:text-properties fo:color="#ffffff" loext:opacity="100%" fo:font-size="14pt" fo:font-style="normal" officeooo:rsid="0011712a" style:font-size-asian="14pt" style:font-style-asian="normal" style:font-name-complex="Noto Naskh Arabic" style:font-size-complex="14pt" style:font-style-complex="normal"/>
    </style:style>
    <style:style style:name="T19" style:family="text">
      <style:text-properties fo:color="#ffffff" loext:opacity="100%" fo:font-size="14pt" fo:font-style="normal" officeooo:rsid="00142bb1" style:font-size-asian="14pt" style:font-style-asian="normal" style:font-name-complex="Noto Naskh Arabic" style:font-size-complex="14pt" style:font-style-complex="normal"/>
    </style:style>
    <style:style style:name="T20" style:family="text">
      <style:text-properties fo:color="#ffffff" loext:opacity="100%" fo:font-size="14pt" fo:font-style="normal" officeooo:rsid="0012e55e" style:font-size-asian="14pt" style:font-style-asian="normal" style:font-name-complex="Noto Naskh Arabic" style:font-size-complex="14pt" style:font-style-complex="normal"/>
    </style:style>
    <style:style style:name="T21" style:family="text">
      <style:text-properties fo:color="#ffffff" loext:opacity="100%" fo:font-size="14pt" fo:font-style="normal" officeooo:rsid="001438e0" style:font-size-asian="14pt" style:font-style-asian="normal" style:font-name-complex="Noto Naskh Arabic" style:font-size-complex="14pt" style:font-style-complex="normal"/>
    </style:style>
    <style:style style:name="T22" style:family="text">
      <style:text-properties fo:color="#ffffff" loext:opacity="100%" fo:font-size="14pt" fo:font-style="normal" officeooo:rsid="00177723" style:font-size-asian="14pt" style:font-style-asian="normal" style:font-name-complex="Noto Naskh Arabic" style:font-size-complex="14pt" style:font-style-complex="normal"/>
    </style:style>
    <style:style style:name="T23" style:family="text">
      <style:text-properties fo:color="#ffffff" loext:opacity="100%" fo:font-size="14pt" fo:font-style="normal" officeooo:rsid="00183175" style:font-size-asian="14pt" style:font-style-asian="normal" style:font-name-complex="Noto Naskh Arabic" style:font-size-complex="14pt" style:font-style-complex="normal"/>
    </style:style>
    <style:style style:name="T24" style:family="text">
      <style:text-properties fo:color="#ffffff" loext:opacity="100%" fo:font-size="14pt" fo:font-style="normal" officeooo:rsid="001c6d39" style:font-size-asian="14pt" style:font-style-asian="normal" style:font-name-complex="Noto Naskh Arabic" style:font-size-complex="14pt" style:font-style-complex="normal"/>
    </style:style>
    <style:style style:name="T25" style:family="text">
      <style:text-properties fo:color="#ffffff" loext:opacity="100%" fo:font-size="14pt" fo:font-style="normal" officeooo:rsid="002132e0" style:font-size-asian="14pt" style:font-style-asian="normal" style:font-name-complex="Noto Naskh Arabic" style:font-size-complex="14pt" style:font-style-complex="normal"/>
    </style:style>
    <style:style style:name="T26" style:family="text">
      <style:text-properties fo:color="#ffffff" loext:opacity="100%" fo:font-size="14pt" fo:font-style="normal" officeooo:rsid="00214461" style:font-size-asian="14pt" style:font-style-asian="normal" style:font-name-complex="Noto Naskh Arabic" style:font-size-complex="14pt" style:font-style-complex="normal"/>
    </style:style>
    <style:style style:name="T27" style:family="text">
      <style:text-properties fo:color="#ffffff" loext:opacity="100%" fo:font-size="14pt" fo:font-style="normal" officeooo:rsid="00267651" style:font-size-asian="14pt" style:font-style-asian="normal" style:font-name-complex="Noto Naskh Arabic" style:font-size-complex="14pt" style:font-style-complex="normal"/>
    </style:style>
    <style:style style:name="T28" style:family="text">
      <style:text-properties fo:color="#ffffff" loext:opacity="100%" fo:font-size="14pt" fo:font-style="normal" officeooo:rsid="0025d3dd" style:font-size-asian="14pt" style:font-style-asian="normal" style:font-name-complex="Noto Naskh Arabic" style:font-size-complex="14pt" style:font-style-complex="normal"/>
    </style:style>
    <style:style style:name="T29" style:family="text">
      <style:text-properties fo:color="#ffffff" loext:opacity="100%" fo:font-size="14pt" fo:font-style="normal" officeooo:rsid="004493db" style:font-size-asian="14pt" style:font-style-asian="normal" style:font-name-complex="Noto Naskh Arabic" style:font-size-complex="14pt" style:font-style-complex="normal"/>
    </style:style>
    <style:style style:name="T30" style:family="text">
      <style:text-properties fo:color="#ffffff" loext:opacity="100%" fo:font-size="14pt" fo:font-style="normal" officeooo:rsid="00570580" style:font-size-asian="14pt" style:font-style-asian="normal" style:font-name-complex="Noto Naskh Arabic" style:font-size-complex="14pt" style:font-style-complex="normal"/>
    </style:style>
    <style:style style:name="T31" style:family="text">
      <style:text-properties fo:color="#ffffff" loext:opacity="100%" fo:font-size="14pt" fo:font-style="normal" fo:font-weight="bold" officeooo:rsid="002dbe99" style:font-size-asian="12.25pt" style:font-style-asian="normal" style:font-weight-asian="bold" style:font-name-complex="Noto Naskh Arabic UI" style:font-size-complex="14pt" style:font-style-complex="normal" style:font-weight-complex="bold"/>
    </style:style>
    <style:style style:name="T32" style:family="text">
      <style:text-properties fo:color="#ffffff" loext:opacity="100%" fo:font-size="14pt" fo:font-style="normal" fo:font-weight="bold" officeooo:rsid="00301177" style:font-size-asian="12.25pt" style:font-style-asian="normal" style:font-weight-asian="bold" style:font-name-complex="Noto Naskh Arabic UI" style:font-size-complex="14pt" style:font-style-complex="normal" style:font-weight-complex="bold"/>
    </style:style>
    <style:style style:name="T33" style:family="text">
      <style:text-properties fo:color="#ffffff" loext:opacity="100%" fo:font-size="14pt" fo:font-style="normal" fo:font-weight="bold" officeooo:rsid="002e679f" style:font-size-asian="12.25pt" style:font-style-asian="normal" style:font-weight-asian="bold" style:font-name-complex="Noto Naskh Arabic UI" style:font-size-complex="14pt" style:font-style-complex="normal" style:font-weight-complex="bold"/>
    </style:style>
    <style:style style:name="T34" style:family="text">
      <style:text-properties fo:color="#ffffff" loext:opacity="100%" fo:font-size="14pt" fo:font-style="normal" fo:font-weight="bold" officeooo:rsid="002132e0" style:font-size-asian="14pt" style:font-style-asian="normal" style:font-weight-asian="bold" style:font-name-complex="Noto Naskh Arabic" style:font-size-complex="14pt" style:font-style-complex="normal" style:font-weight-complex="bold"/>
    </style:style>
    <style:style style:name="T35" style:family="text">
      <style:text-properties fo:color="#ffffff" loext:opacity="100%" fo:font-size="14pt" fo:font-style="normal" fo:font-weight="bold" officeooo:rsid="003f16ca" style:font-size-asian="14pt" style:font-style-asian="normal" style:font-weight-asian="bold" style:font-name-complex="Noto Naskh Arabic" style:font-size-complex="14pt" style:font-style-complex="normal" style:font-weight-complex="bold"/>
    </style:style>
    <style:style style:name="T36" style:family="text">
      <style:text-properties fo:color="#ffffff" loext:opacity="100%" fo:font-size="14pt" fo:font-style="normal" fo:font-weight="bold" officeooo:rsid="003f66c4" style:font-size-asian="14pt" style:font-style-asian="normal" style:font-weight-asian="bold" style:font-name-complex="Noto Naskh Arabic" style:font-size-complex="14pt" style:font-style-complex="normal" style:font-weight-complex="bold"/>
    </style:style>
    <style:style style:name="T37" style:family="text">
      <style:text-properties fo:color="#ffffff" loext:opacity="100%" fo:font-size="14pt" fo:font-style="normal" fo:font-weight="bold" officeooo:rsid="0041083f" style:font-size-asian="14pt" style:font-style-asian="normal" style:font-weight-asian="bold" style:font-name-complex="Noto Naskh Arabic" style:font-size-complex="14pt" style:font-style-complex="normal" style:font-weight-complex="bold"/>
    </style:style>
    <style:style style:name="T38" style:family="text">
      <style:text-properties fo:color="#ffffff" loext:opacity="100%" fo:font-size="14pt" fo:font-style="normal" fo:font-weight="bold" officeooo:rsid="00427326" style:font-size-asian="14pt" style:font-style-asian="normal" style:font-weight-asian="bold" style:font-name-complex="Noto Naskh Arabic" style:font-size-complex="14pt" style:font-style-complex="normal" style:font-weight-complex="bold"/>
    </style:style>
    <style:style style:name="T39" style:family="text">
      <style:text-properties fo:color="#ffffff" loext:opacity="100%" fo:font-size="14pt" fo:font-style="normal" fo:font-weight="bold" officeooo:rsid="00441190" style:font-size-asian="14pt" style:font-style-asian="normal" style:font-weight-asian="bold" style:font-name-complex="Noto Naskh Arabic" style:font-size-complex="14pt" style:font-style-complex="normal" style:font-weight-complex="bold"/>
    </style:style>
    <style:style style:name="T40" style:family="text">
      <style:text-properties fo:color="#ffffff" loext:opacity="100%" fo:font-size="14pt" fo:font-style="normal" fo:font-weight="bold" officeooo:rsid="001c6d39" style:font-size-asian="14pt" style:font-style-asian="normal" style:font-weight-asian="bold" style:font-name-complex="Noto Naskh Arabic" style:font-size-complex="14pt" style:font-style-complex="normal" style:font-weight-complex="bold"/>
    </style:style>
    <style:style style:name="T41" style:family="text">
      <style:text-properties fo:color="#ffffff" loext:opacity="100%" fo:font-size="14pt" fo:font-style="normal" fo:font-weight="bold" officeooo:rsid="00479050" style:font-size-asian="14pt" style:font-style-asian="normal" style:font-weight-asian="bold" style:font-name-complex="Noto Naskh Arabic" style:font-size-complex="14pt" style:font-style-complex="normal" style:font-weight-complex="bold"/>
    </style:style>
    <style:style style:name="T42" style:family="text">
      <style:text-properties fo:color="#ffffff" loext:opacity="100%" fo:font-size="14pt" fo:font-style="normal" fo:font-weight="bold" officeooo:rsid="0048d1ce" style:font-size-asian="14pt" style:font-style-asian="normal" style:font-weight-asian="bold" style:font-name-complex="Noto Naskh Arabic" style:font-size-complex="14pt" style:font-style-complex="normal" style:font-weight-complex="bold"/>
    </style:style>
    <style:style style:name="T43" style:family="text">
      <style:text-properties fo:color="#ffffff" loext:opacity="100%" fo:font-size="14pt" fo:font-style="normal" fo:font-weight="bold" officeooo:rsid="004c6db1" style:font-size-asian="14pt" style:font-style-asian="normal" style:font-weight-asian="bold" style:font-name-complex="Noto Naskh Arabic" style:font-size-complex="14pt" style:font-style-complex="normal" style:font-weight-complex="bold"/>
    </style:style>
    <style:style style:name="T44" style:family="text">
      <style:text-properties fo:color="#ffffff" loext:opacity="100%" fo:font-size="14pt" fo:font-style="normal" fo:font-weight="bold" officeooo:rsid="005e9ad6" style:font-size-asian="14pt" style:font-style-asian="normal" style:font-weight-asian="bold" style:font-name-complex="Noto Naskh Arabic" style:font-size-complex="14pt" style:font-style-complex="normal" style:font-weight-complex="bold"/>
    </style:style>
    <style:style style:name="T45" style:family="text">
      <style:text-properties fo:color="#ffffff" loext:opacity="100%" fo:font-size="12pt" fo:font-style="normal" officeooo:rsid="00183175" style:font-size-asian="12pt" style:font-style-asian="normal" style:font-name-complex="Noto Naskh Arabic" style:font-size-complex="12pt" style:font-style-complex="normal"/>
    </style:style>
    <style:style style:name="T46" style:family="text">
      <style:text-properties fo:color="#ffffff" loext:opacity="100%" style:font-name="Purisa" fo:font-size="15pt" fo:font-style="italic" fo:font-weight="bold" officeooo:rsid="005ef3e4" style:font-size-asian="15pt" style:font-style-asian="italic" style:font-weight-asian="bold" style:font-name-complex="Noto Naskh Arabic" style:font-size-complex="15pt" style:font-style-complex="italic" style:font-weight-complex="bold"/>
    </style:style>
    <style:style style:name="T47" style:family="text">
      <style:text-properties fo:color="#ffffff" loext:opacity="100%" style:font-name="D050000L" fo:font-size="22pt" fo:font-style="italic" fo:font-weight="bold" officeooo:rsid="006015df" style:font-size-asian="22pt" style:font-style-asian="italic" style:font-weight-asian="bold" style:font-name-complex="D050000L" style:font-size-complex="22pt" style:font-style-complex="italic" style:font-weight-complex="bold"/>
    </style:style>
    <style:style style:name="T48" style:family="text">
      <style:text-properties fo:color="#c9211e" loext:opacity="100%" fo:font-size="14pt" fo:font-style="normal" officeooo:rsid="00183175" style:font-size-asian="12.25pt" style:font-style-asian="normal" style:font-name-complex="Noto Naskh Arabic" style:font-size-complex="14pt" style:font-style-complex="normal"/>
    </style:style>
    <style:style style:name="T49" style:family="text">
      <style:text-properties fo:color="#c9211e" loext:opacity="100%" fo:font-size="14pt" fo:font-style="normal" officeooo:rsid="0019e53f" style:font-size-asian="12.25pt" style:font-style-asian="normal" style:font-name-complex="Noto Naskh Arabic" style:font-size-complex="14pt" style:font-style-complex="normal"/>
    </style:style>
    <style:style style:name="T50" style:family="text">
      <style:text-properties fo:color="#c9211e" loext:opacity="100%" fo:font-size="14pt" fo:font-style="normal" officeooo:rsid="001aaa23" style:font-size-asian="12.25pt" style:font-style-asian="normal" style:font-name-complex="Noto Naskh Arabic" style:font-size-complex="14pt" style:font-style-complex="normal"/>
    </style:style>
    <style:style style:name="T51" style:family="text">
      <style:text-properties fo:color="#c9211e" loext:opacity="100%" fo:font-size="14pt" fo:font-style="normal" officeooo:rsid="001c6d39" style:font-size-asian="12.25pt" style:font-style-asian="normal" style:font-name-complex="Noto Naskh Arabic" style:font-size-complex="14pt" style:font-style-complex="normal"/>
    </style:style>
    <style:style style:name="T52" style:family="text">
      <style:text-properties fo:color="#c9211e" loext:opacity="100%" fo:font-size="14pt" fo:font-style="normal" officeooo:rsid="00233f2b" style:font-size-asian="12.25pt" style:font-style-asian="normal" style:font-name-complex="Noto Naskh Arabic UI" style:font-size-complex="14pt" style:font-style-complex="normal"/>
    </style:style>
    <style:style style:name="T53" style:family="text">
      <style:text-properties fo:color="#c9211e" loext:opacity="100%" fo:font-size="14pt" fo:font-style="normal" officeooo:rsid="0025d3dd" style:font-size-asian="12.25pt" style:font-style-asian="normal" style:font-name-complex="Noto Naskh Arabic UI" style:font-size-complex="14pt" style:font-style-complex="normal"/>
    </style:style>
    <style:style style:name="T54" style:family="text">
      <style:text-properties fo:color="#c9211e" loext:opacity="100%" fo:font-size="14pt" fo:font-style="normal" officeooo:rsid="00267651" style:font-size-asian="12.25pt" style:font-style-asian="normal" style:font-name-complex="Noto Naskh Arabic UI" style:font-size-complex="14pt" style:font-style-complex="normal"/>
    </style:style>
    <style:style style:name="T55" style:family="text">
      <style:text-properties fo:color="#c9211e" loext:opacity="100%" fo:font-size="14pt" fo:font-style="normal" officeooo:rsid="002e679f" style:font-size-asian="12.25pt" style:font-style-asian="normal" style:font-name-complex="Noto Naskh Arabic UI" style:font-size-complex="14pt" style:font-style-complex="normal"/>
    </style:style>
    <style:style style:name="T56" style:family="text">
      <style:text-properties fo:color="#c9211e" loext:opacity="100%" fo:font-size="14pt" fo:font-style="normal" officeooo:rsid="001c6d39" style:font-size-asian="14pt" style:font-style-asian="normal" style:font-name-complex="Noto Naskh Arabic" style:font-size-complex="14pt" style:font-style-complex="normal"/>
    </style:style>
    <style:style style:name="T57" style:family="text">
      <style:text-properties fo:color="#c9211e" loext:opacity="100%" fo:font-size="14pt" fo:font-style="normal" officeooo:rsid="002132e0" style:font-size-asian="14pt" style:font-style-asian="normal" style:font-name-complex="Noto Naskh Arabic" style:font-size-complex="14pt" style:font-style-complex="normal"/>
    </style:style>
    <style:style style:name="T58" style:family="text">
      <style:text-properties fo:color="#c9211e" loext:opacity="100%" fo:font-size="14pt" fo:font-style="normal" officeooo:rsid="00214461" style:font-size-asian="14pt" style:font-style-asian="normal" style:font-name-complex="Noto Naskh Arabic" style:font-size-complex="14pt" style:font-style-complex="normal"/>
    </style:style>
    <style:style style:name="T59" style:family="text">
      <style:text-properties fo:color="#c9211e" loext:opacity="100%" fo:font-size="14pt" fo:font-style="normal" officeooo:rsid="0025d3dd" style:font-size-asian="14pt" style:font-style-asian="normal" style:font-name-complex="Noto Naskh Arabic" style:font-size-complex="14pt" style:font-style-complex="normal"/>
    </style:style>
    <style:style style:name="T60" style:family="text">
      <style:text-properties fo:color="#c9211e" loext:opacity="100%" fo:font-size="14pt" fo:font-style="normal" officeooo:rsid="00267651" style:font-size-asian="14pt" style:font-style-asian="normal" style:font-name-complex="Noto Naskh Arabic" style:font-size-complex="14pt" style:font-style-complex="normal"/>
    </style:style>
    <style:style style:name="T61" style:family="text">
      <style:text-properties fo:color="#c9211e" loext:opacity="100%" fo:font-size="14pt" fo:font-style="normal" officeooo:rsid="000eb898" style:font-size-asian="14pt" style:font-style-asian="normal" style:font-name-complex="Noto Naskh Arabic" style:font-size-complex="14pt" style:font-style-complex="normal"/>
    </style:style>
    <style:style style:name="T62" style:family="text">
      <style:text-properties fo:color="#c9211e" loext:opacity="100%" fo:font-size="14pt" fo:font-style="normal" officeooo:rsid="00111bc1" style:font-size-asian="14pt" style:font-style-asian="normal" style:font-name-complex="Noto Naskh Arabic" style:font-size-complex="14pt" style:font-style-complex="normal"/>
    </style:style>
    <style:style style:name="T63" style:family="text">
      <style:text-properties fo:color="#c9211e" loext:opacity="100%" fo:font-size="14pt" fo:font-style="normal" officeooo:rsid="0011712a" style:font-size-asian="14pt" style:font-style-asian="normal" style:font-name-complex="Noto Naskh Arabic" style:font-size-complex="14pt" style:font-style-complex="normal"/>
    </style:style>
    <style:style style:name="T64" style:family="text">
      <style:text-properties fo:color="#c9211e" loext:opacity="100%" fo:font-size="14pt" fo:font-style="normal" officeooo:rsid="0012e55e" style:font-size-asian="14pt" style:font-style-asian="normal" style:font-name-complex="Noto Naskh Arabic" style:font-size-complex="14pt" style:font-style-complex="normal"/>
    </style:style>
    <style:style style:name="T65" style:family="text">
      <style:text-properties fo:color="#c9211e" loext:opacity="100%" fo:font-size="14pt" fo:font-style="normal" officeooo:rsid="00177723" style:font-size-asian="14pt" style:font-style-asian="normal" style:font-name-complex="Noto Naskh Arabic" style:font-size-complex="14pt" style:font-style-complex="normal"/>
    </style:style>
    <style:style style:name="T66" style:family="text">
      <style:text-properties fo:color="#c9211e" loext:opacity="100%" fo:font-size="14pt" fo:font-style="normal" officeooo:rsid="00183175" style:font-size-asian="14pt" style:font-style-asian="normal" style:font-name-complex="Noto Naskh Arabic" style:font-size-complex="14pt" style:font-style-complex="normal"/>
    </style:style>
    <style:style style:name="T67" style:family="text">
      <style:text-properties fo:color="#c9211e" loext:opacity="100%" fo:font-size="14pt" fo:font-style="normal" fo:font-weight="bold" officeooo:rsid="002dbe99" style:font-size-asian="12.25pt" style:font-style-asian="normal" style:font-weight-asian="bold" style:font-name-complex="Noto Naskh Arabic UI" style:font-size-complex="14pt" style:font-style-complex="normal" style:font-weight-complex="bold"/>
    </style:style>
    <style:style style:name="T68" style:family="text">
      <style:text-properties fo:color="#c9211e" loext:opacity="100%" fo:font-size="14pt" fo:font-style="normal" fo:font-weight="bold" officeooo:rsid="00301177" style:font-size-asian="12.25pt" style:font-style-asian="normal" style:font-weight-asian="bold" style:font-name-complex="Noto Naskh Arabic UI" style:font-size-complex="14pt" style:font-style-complex="normal" style:font-weight-complex="bold"/>
    </style:style>
    <style:style style:name="T69" style:family="text">
      <style:text-properties fo:color="#c9211e" loext:opacity="100%" fo:font-size="18pt" fo:font-style="italic" officeooo:rsid="00233f2b" style:font-size-asian="18pt" style:font-style-asian="italic" style:font-name-complex="KacstDecorative" style:font-size-complex="18pt" style:font-style-complex="italic"/>
    </style:style>
    <style:style style:name="T70" style:family="text">
      <style:text-properties fo:color="#ff0000" loext:opacity="100%" fo:font-size="14pt" fo:font-style="normal" officeooo:rsid="00183175" style:font-size-asian="12.25pt" style:font-style-asian="normal" style:font-name-complex="Noto Naskh Arabic" style:font-size-complex="14pt" style:font-style-complex="normal"/>
    </style:style>
    <style:style style:name="T71" style:family="text">
      <style:text-properties fo:color="#ff0000" loext:opacity="100%" fo:font-size="14pt" fo:font-style="normal" officeooo:rsid="0019e53f" style:font-size-asian="12.25pt" style:font-style-asian="normal" style:font-name-complex="Noto Naskh Arabic" style:font-size-complex="14pt" style:font-style-complex="normal"/>
    </style:style>
    <style:style style:name="T72" style:family="text">
      <style:text-properties fo:color="#ff0000" loext:opacity="100%" fo:font-size="14pt" fo:font-style="normal" officeooo:rsid="001aaa23" style:font-size-asian="12.25pt" style:font-style-asian="normal" style:font-name-complex="Noto Naskh Arabic" style:font-size-complex="14pt" style:font-style-complex="normal"/>
    </style:style>
    <style:style style:name="T73" style:family="text">
      <style:text-properties fo:color="#ff0000" loext:opacity="100%" fo:font-size="14pt" fo:font-style="normal" officeooo:rsid="001c6d39" style:font-size-asian="12.25pt" style:font-style-asian="normal" style:font-name-complex="Noto Naskh Arabic" style:font-size-complex="14pt" style:font-style-complex="normal"/>
    </style:style>
    <style:style style:name="T74" style:family="text">
      <style:text-properties fo:color="#ff0000" loext:opacity="100%" fo:font-size="14pt" fo:font-style="normal" officeooo:rsid="006e11c5" style:font-size-asian="12.25pt" style:font-style-asian="normal" style:font-name-complex="Noto Naskh Arabic" style:font-size-complex="14pt" style:font-style-complex="normal"/>
    </style:style>
    <style:style style:name="T75" style:family="text">
      <style:text-properties fo:color="#ff0000" loext:opacity="100%" fo:font-size="14pt" fo:font-style="normal" officeooo:rsid="00233f2b" style:font-size-asian="12.25pt" style:font-style-asian="normal" style:font-name-complex="Noto Naskh Arabic UI" style:font-size-complex="14pt" style:font-style-complex="normal"/>
    </style:style>
    <style:style style:name="T76" style:family="text">
      <style:text-properties fo:color="#ff0000" loext:opacity="100%" fo:font-size="14pt" fo:font-style="normal" officeooo:rsid="0025d3dd" style:font-size-asian="12.25pt" style:font-style-asian="normal" style:font-name-complex="Noto Naskh Arabic UI" style:font-size-complex="14pt" style:font-style-complex="normal"/>
    </style:style>
    <style:style style:name="T77" style:family="text">
      <style:text-properties fo:color="#ff0000" loext:opacity="100%" fo:font-size="14pt" fo:font-style="normal" officeooo:rsid="002e679f" style:font-size-asian="12.25pt" style:font-style-asian="normal" style:font-name-complex="Noto Naskh Arabic UI" style:font-size-complex="14pt" style:font-style-complex="normal"/>
    </style:style>
    <style:style style:name="T78" style:family="text">
      <style:text-properties fo:color="#ff0000" loext:opacity="100%" fo:font-size="14pt" fo:font-style="normal" officeooo:rsid="00267651" style:font-size-asian="12.25pt" style:font-style-asian="normal" style:font-name-complex="Noto Naskh Arabic UI" style:font-size-complex="14pt" style:font-style-complex="normal"/>
    </style:style>
    <style:style style:name="T79" style:family="text">
      <style:text-properties fo:color="#ff0000" loext:opacity="100%" fo:font-size="14pt" fo:font-style="normal" officeooo:rsid="003ab96b" style:font-size-asian="12.25pt" style:font-style-asian="normal" style:font-name-complex="Noto Naskh Arabic UI" style:font-size-complex="14pt" style:font-style-complex="normal"/>
    </style:style>
    <style:style style:name="T80" style:family="text">
      <style:text-properties fo:color="#ff0000" loext:opacity="100%" fo:font-size="14pt" fo:font-style="normal" officeooo:rsid="000eb898" style:font-size-asian="14pt" style:font-style-asian="normal" style:font-name-complex="Noto Naskh Arabic" style:font-size-complex="14pt" style:font-style-complex="normal"/>
    </style:style>
    <style:style style:name="T81" style:family="text">
      <style:text-properties fo:color="#ff0000" loext:opacity="100%" fo:font-size="14pt" fo:font-style="normal" officeooo:rsid="00111bc1" style:font-size-asian="14pt" style:font-style-asian="normal" style:font-name-complex="Noto Naskh Arabic" style:font-size-complex="14pt" style:font-style-complex="normal"/>
    </style:style>
    <style:style style:name="T82" style:family="text">
      <style:text-properties fo:color="#ff0000" loext:opacity="100%" fo:font-size="14pt" fo:font-style="normal" officeooo:rsid="0011712a" style:font-size-asian="14pt" style:font-style-asian="normal" style:font-name-complex="Noto Naskh Arabic" style:font-size-complex="14pt" style:font-style-complex="normal"/>
    </style:style>
    <style:style style:name="T83" style:family="text">
      <style:text-properties fo:color="#ff0000" loext:opacity="100%" fo:font-size="14pt" fo:font-style="normal" officeooo:rsid="0012e55e" style:font-size-asian="14pt" style:font-style-asian="normal" style:font-name-complex="Noto Naskh Arabic" style:font-size-complex="14pt" style:font-style-complex="normal"/>
    </style:style>
    <style:style style:name="T84" style:family="text">
      <style:text-properties fo:color="#ff0000" loext:opacity="100%" fo:font-size="14pt" fo:font-style="normal" officeooo:rsid="00177723" style:font-size-asian="14pt" style:font-style-asian="normal" style:font-name-complex="Noto Naskh Arabic" style:font-size-complex="14pt" style:font-style-complex="normal"/>
    </style:style>
    <style:style style:name="T85" style:family="text">
      <style:text-properties fo:color="#ff0000" loext:opacity="100%" fo:font-size="14pt" fo:font-style="normal" officeooo:rsid="00183175" style:font-size-asian="14pt" style:font-style-asian="normal" style:font-name-complex="Noto Naskh Arabic" style:font-size-complex="14pt" style:font-style-complex="normal"/>
    </style:style>
    <style:style style:name="T86" style:family="text">
      <style:text-properties fo:color="#ff0000" loext:opacity="100%" fo:font-size="14pt" fo:font-style="normal" officeooo:rsid="001c6d39" style:font-size-asian="14pt" style:font-style-asian="normal" style:font-name-complex="Noto Naskh Arabic" style:font-size-complex="14pt" style:font-style-complex="normal"/>
    </style:style>
    <style:style style:name="T87" style:family="text">
      <style:text-properties fo:color="#ff0000" loext:opacity="100%" fo:font-size="14pt" fo:font-style="normal" officeooo:rsid="002132e0" style:font-size-asian="14pt" style:font-style-asian="normal" style:font-name-complex="Noto Naskh Arabic" style:font-size-complex="14pt" style:font-style-complex="normal"/>
    </style:style>
    <style:style style:name="T88" style:family="text">
      <style:text-properties fo:color="#ff0000" loext:opacity="100%" fo:font-size="14pt" fo:font-style="normal" officeooo:rsid="00214461" style:font-size-asian="14pt" style:font-style-asian="normal" style:font-name-complex="Noto Naskh Arabic" style:font-size-complex="14pt" style:font-style-complex="normal"/>
    </style:style>
    <style:style style:name="T89" style:family="text">
      <style:text-properties fo:color="#ff0000" loext:opacity="100%" fo:font-size="14pt" fo:font-style="normal" officeooo:rsid="00267651" style:font-size-asian="14pt" style:font-style-asian="normal" style:font-name-complex="Noto Naskh Arabic" style:font-size-complex="14pt" style:font-style-complex="normal"/>
    </style:style>
    <style:style style:name="T90" style:family="text">
      <style:text-properties fo:color="#ff0000" loext:opacity="100%" fo:font-size="14pt" fo:font-style="normal" officeooo:rsid="0025d3dd" style:font-size-asian="14pt" style:font-style-asian="normal" style:font-name-complex="Noto Naskh Arabic" style:font-size-complex="14pt" style:font-style-complex="normal"/>
    </style:style>
    <style:style style:name="T91" style:family="text">
      <style:text-properties fo:color="#ff0000" loext:opacity="100%" fo:font-size="14pt" fo:font-style="normal" officeooo:rsid="004493db" style:font-size-asian="14pt" style:font-style-asian="normal" style:font-name-complex="Noto Naskh Arabic" style:font-size-complex="14pt" style:font-style-complex="normal"/>
    </style:style>
    <style:style style:name="T92" style:family="text">
      <style:text-properties fo:color="#ff0000" loext:opacity="100%" fo:font-size="14pt" fo:font-style="normal" fo:font-weight="bold" officeooo:rsid="002dbe99" style:font-size-asian="12.25pt" style:font-style-asian="normal" style:font-weight-asian="bold" style:font-name-complex="Noto Naskh Arabic UI" style:font-size-complex="14pt" style:font-style-complex="normal" style:font-weight-complex="bold"/>
    </style:style>
    <style:style style:name="T93" style:family="text">
      <style:text-properties fo:color="#ff0000" loext:opacity="100%" fo:font-size="14pt" fo:font-style="normal" fo:font-weight="bold" officeooo:rsid="003f16ca" style:font-size-asian="14pt" style:font-style-asian="normal" style:font-weight-asian="bold" style:font-name-complex="Noto Naskh Arabic" style:font-size-complex="14pt" style:font-style-complex="normal" style:font-weight-complex="bold"/>
    </style:style>
    <style:style style:name="T94" style:family="text">
      <style:text-properties fo:color="#ff0000" loext:opacity="100%" fo:font-size="14pt" fo:font-style="normal" fo:font-weight="bold" officeooo:rsid="002132e0" style:font-size-asian="14pt" style:font-style-asian="normal" style:font-weight-asian="bold" style:font-name-complex="Noto Naskh Arabic" style:font-size-complex="14pt" style:font-style-complex="normal" style:font-weight-complex="bold"/>
    </style:style>
    <style:style style:name="T95" style:family="text">
      <style:text-properties fo:color="#ff0000" loext:opacity="100%" fo:font-size="14pt" fo:font-style="normal" fo:font-weight="bold" officeooo:rsid="00427326" style:font-size-asian="14pt" style:font-style-asian="normal" style:font-weight-asian="bold" style:font-name-complex="Noto Naskh Arabic" style:font-size-complex="14pt" style:font-style-complex="normal" style:font-weight-complex="bold"/>
    </style:style>
    <style:style style:name="T96" style:family="text">
      <style:text-properties fo:color="#ff0000" loext:opacity="100%" fo:font-size="14pt" fo:font-style="normal" fo:font-weight="bold" officeooo:rsid="001c6d39" style:font-size-asian="14pt" style:font-style-asian="normal" style:font-weight-asian="bold" style:font-name-complex="Noto Naskh Arabic" style:font-size-complex="14pt" style:font-style-complex="normal" style:font-weight-complex="bold"/>
    </style:style>
    <style:style style:name="T97" style:family="text">
      <style:text-properties fo:color="#ff0000" loext:opacity="100%" fo:font-size="14pt" officeooo:rsid="006e11c5" style:font-size-asian="12.25pt" style:font-name-complex="Noto Naskh Arabic" style:font-size-complex="14pt"/>
    </style:style>
    <style:style style:name="T98" style:family="text">
      <style:text-properties fo:color="#eeeeee" loext:opacity="100%" fo:font-size="18pt" officeooo:rsid="00233f2b" style:font-size-asian="18pt" style:font-name-complex="KacstDecorative" style:font-size-complex="18pt"/>
    </style:style>
    <style:style style:name="T99" style:family="text">
      <style:text-properties fo:color="#eeeeee" loext:opacity="100%" fo:font-size="18pt" officeooo:rsid="00520e9f" style:font-size-asian="18pt" style:font-name-complex="KacstDecorative" style:font-size-complex="18pt"/>
    </style:style>
    <style:style style:name="T100" style:family="text">
      <style:text-properties fo:color="#eeeeee" loext:opacity="100%" fo:font-size="18pt" fo:font-style="italic" officeooo:rsid="00233f2b" style:font-size-asian="18pt" style:font-style-asian="italic" style:font-name-complex="KacstDecorative" style:font-size-complex="18pt" style:font-style-complex="italic"/>
    </style:style>
    <style:style style:name="T101" style:family="text">
      <style:text-properties fo:color="#eeeeee" loext:opacity="100%" fo:font-size="18pt" fo:font-weight="bold" officeooo:rsid="00233f2b" style:font-size-asian="18pt" style:font-weight-asian="bold" style:font-name-complex="KacstDecorative" style:font-size-complex="18pt" style:font-weight-complex="bold"/>
    </style:style>
    <style:style style:name="T102" style:family="text">
      <style:text-properties fo:color="#eeeeee" loext:opacity="100%" fo:font-size="18pt" fo:font-weight="bold" officeooo:rsid="002dbe99" style:font-size-asian="18pt" style:font-weight-asian="bold" style:font-name-complex="KacstDecorative" style:font-size-complex="18pt" style:font-weight-complex="bold"/>
    </style:style>
    <style:style style:name="T103" style:family="text">
      <style:text-properties fo:color="#eeeeee" loext:opacity="100%" fo:font-size="18pt" fo:font-weight="bold" officeooo:rsid="003e0c1b" style:font-size-asian="18pt" style:font-weight-asian="bold" style:font-name-complex="KacstDecorative" style:font-size-complex="18pt" style:font-weight-complex="bold"/>
    </style:style>
    <style:style style:name="T104" style:family="text">
      <style:text-properties fo:color="#eeeeee" loext:opacity="100%" fo:font-size="18pt" fo:font-weight="bold" officeooo:rsid="00520e9f" style:font-size-asian="18pt" style:font-weight-asian="bold" style:font-name-complex="KacstDecorative" style:font-size-complex="18pt" style:font-weight-complex="bold"/>
    </style:style>
    <style:style style:name="T105" style:family="text">
      <style:text-properties fo:color="#eeeeee" loext:opacity="100%" style:font-name="Purisa" fo:font-size="10pt" fo:font-style="normal" fo:font-weight="bold" officeooo:rsid="00619a44" style:font-size-asian="10pt" style:font-style-asian="normal" style:font-weight-asian="bold" style:font-name-complex="Cantarell Extra Bold" style:font-size-complex="10pt" style:font-style-complex="normal" style:font-weight-complex="bold"/>
    </style:style>
    <style:style style:name="T106" style:family="text">
      <style:text-properties fo:color="#ff3838" loext:opacity="100%" fo:font-size="14pt" fo:font-style="normal" officeooo:rsid="001aaa23" style:font-size-asian="12.25pt" style:font-style-asian="normal" style:font-name-complex="Noto Naskh Arabic" style:font-size-complex="14pt" style:font-style-complex="normal"/>
    </style:style>
    <style:style style:name="T107" style:family="text">
      <style:text-properties fo:color="#ff3838" loext:opacity="100%" fo:font-size="14pt" fo:font-style="normal" officeooo:rsid="001c6d39" style:font-size-asian="12.25pt" style:font-style-asian="normal" style:font-name-complex="Noto Naskh Arabic" style:font-size-complex="14pt" style:font-style-complex="normal"/>
    </style:style>
    <style:style style:name="T108" style:family="text">
      <style:text-properties fo:color="#ff3838" loext:opacity="100%" fo:font-size="14pt" fo:font-style="normal" officeooo:rsid="001c6d39" style:font-size-asian="14pt" style:font-style-asian="normal" style:font-name-complex="Noto Naskh Arabic" style:font-size-complex="14pt" style:font-style-complex="normal"/>
    </style:style>
    <style:style style:name="T109" style:family="text">
      <style:text-properties fo:color="#ff3838" loext:opacity="100%" fo:font-size="14pt" fo:font-style="normal" officeooo:rsid="002132e0" style:font-size-asian="14pt" style:font-style-asian="normal" style:font-name-complex="Noto Naskh Arabic" style:font-size-complex="14pt" style:font-style-complex="normal"/>
    </style:style>
    <style:style style:name="T110" style:family="text">
      <style:text-properties officeooo:rsid="004493db"/>
    </style:style>
    <style:style style:name="T111" style:family="text">
      <style:text-properties officeooo:rsid="00520e9f"/>
    </style:style>
    <style:style style:name="T112" style:family="text">
      <style:text-properties fo:color="#bf0041" loext:opacity="100%" style:font-name="Purisa" fo:font-size="15pt" fo:font-style="italic" fo:font-weight="bold" officeooo:rsid="005ef3e4" style:font-size-asian="15pt" style:font-style-asian="italic" style:font-weight-asian="bold" style:font-name-complex="Noto Naskh Arabic" style:font-size-complex="15pt" style:font-style-complex="italic" style:font-weight-complex="bold"/>
    </style:style>
    <style:style style:name="T113" style:family="text">
      <style:text-properties fo:color="#bf0041" loext:opacity="100%" style:font-name="Purisa" fo:font-size="15pt" fo:font-style="italic" fo:font-weight="bold" officeooo:rsid="00636c3c" style:font-size-asian="15pt" style:font-style-asian="italic" style:font-weight-asian="bold" style:font-name-complex="Noto Naskh Arabic" style:font-size-complex="15pt" style:font-style-complex="italic" style:font-weight-complex="bold"/>
    </style:style>
    <style:style style:name="T114" style:family="text">
      <style:text-properties officeooo:rsid="006015df"/>
    </style:style>
    <style:style style:name="T115" style:family="text">
      <style:text-properties fo:color="#dddddd" loext:opacity="100%" style:font-name="Purisa" fo:font-size="15pt" fo:font-style="italic" fo:font-weight="bold" officeooo:rsid="006015df" style:font-size-asian="15pt" style:font-style-asian="italic" style:font-weight-asian="bold" style:font-name-complex="Cantarell Extra Bold" style:font-size-complex="15pt" style:font-style-complex="italic" style:font-weight-complex="bold"/>
    </style:style>
    <style:style style:name="T116" style:family="text">
      <style:text-properties style:font-name="Karumbi" fo:font-size="18pt" officeooo:rsid="00619a44" style:font-size-asian="18pt" style:font-name-complex="Ani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Emphasis"><text:span text:style-name="T98">مشروبات س</text:span></text:span><text:span text:style-name="Emphasis"><text:span text:style-name="T99">ـــــــــــــــ</text:span></text:span><text:span text:style-name="Emphasis"><text:span text:style-name="T98">اخنة</text:span></text:span></text:p>
      <text:p text:style-name="P42"><text:span text:style-name="Emphasis"><text:span text:style-name="T15">شــــــ</text:span></text:span><text:span text:style-name="Emphasis"><text:span text:style-name="T16">ـ</text:span></text:span><text:span text:style-name="Emphasis"><text:span text:style-name="T15">ـ</text:span></text:span><text:span text:style-name="Emphasis"><text:span text:style-name="T16">ـــ</text:span></text:span><text:span text:style-name="Emphasis"><text:span text:style-name="T15">ــاي </text:span></text:span><text:span text:style-name="Emphasis"><text:span text:style-name="T16">(نعناع - قرنفل) </text:span></text:span><text:span text:style-name="Emphasis"><text:span text:style-name="T61"><text:tab/></text:span></text:span><text:span text:style-name="Emphasis"><text:span text:style-name="T80"> 5</text:span></text:span></text:p>
      <text:p text:style-name="P6"><text:span text:style-name="Emphasis"><text:span text:style-name="T15">ش</text:span></text:span><text:span text:style-name="Emphasis"><text:span text:style-name="T16">ـــــــــــــ</text:span></text:span><text:span text:style-name="Emphasis"><text:span text:style-name="T15">اي (</text:span></text:span><text:span text:style-name="Emphasis"><text:span text:style-name="T17">ف</text:span></text:span><text:span text:style-name="Emphasis"><text:span text:style-name="T15">تلة – أخضر)</text:span></text:span><text:span text:style-name="Emphasis"><text:span text:style-name="T61"> <text:tab/></text:span></text:span><text:span text:style-name="Emphasis"><text:span text:style-name="T80"> 5</text:span></text:span></text:p>
      <text:p text:style-name="P4"><text:span text:style-name="Emphasis"><text:span text:style-name="T17">شاي حليـــــــــــــــــــــــــــــب</text:span></text:span><text:span text:style-name="Emphasis"><text:span text:style-name="T62"> <text:tab/></text:span></text:span><text:span text:style-name="Emphasis"><text:span text:style-name="T81">10</text:span></text:span></text:p>
      <text:p text:style-name="P4"><text:span text:style-name="Emphasis"><text:span text:style-name="T17">ينســــــــــــــــــــــــــــــــــــون</text:span></text:span><text:span text:style-name="Emphasis"><text:span text:style-name="T61"> <text:tab/> </text:span></text:span><text:span text:style-name="Emphasis"><text:span text:style-name="T80">5</text:span></text:span></text:p>
      <text:p text:style-name="P4"><text:span text:style-name="Emphasis"><text:span text:style-name="T17">ينســـــــون (نعناع – ليمون)</text:span></text:span><text:span text:style-name="Emphasis"><text:span text:style-name="T62"> <text:tab/></text:span></text:span><text:span text:style-name="Emphasis"><text:span text:style-name="T81">10</text:span></text:span></text:p>
      <text:p text:style-name="P4"><text:span text:style-name="Emphasis"><text:span text:style-name="T17">حلبــــــــــــــــــــــــــــــــــــــــ</text:span></text:span><text:span text:style-name="Emphasis"><text:span text:style-name="T18">ة</text:span></text:span><text:span text:style-name="Emphasis"><text:span text:style-name="T62"> <text:tab/> </text:span></text:span><text:span text:style-name="Emphasis"><text:span text:style-name="T81">5</text:span></text:span></text:p>
      <text:p text:style-name="P4"><text:span text:style-name="Emphasis"><text:span text:style-name="T17">حلب</text:span></text:span><text:span text:style-name="Emphasis"><text:span text:style-name="T18">ة</text:span></text:span><text:span text:style-name="Emphasis"><text:span text:style-name="T17"> حليـــــــــــــــــــــــــــــب</text:span></text:span><text:span text:style-name="Emphasis"><text:span text:style-name="T62"> <text:tab/></text:span></text:span><text:span text:style-name="Emphasis"><text:span text:style-name="T81">10</text:span></text:span></text:p>
      <text:p text:style-name="P7"><text:span text:style-name="Emphasis"><text:span text:style-name="T18">قرفـــــــــــــــــــــــــــــة سادة</text:span></text:span><text:span text:style-name="Emphasis"><text:span text:style-name="T63"> <text:tab/> </text:span></text:span><text:span text:style-name="Emphasis"><text:span text:style-name="T82">5</text:span></text:span></text:p>
      <text:p text:style-name="P7"><text:span text:style-name="Emphasis"><text:span text:style-name="T18">قرفــــــة حليــــــــــــــــــــــب</text:span></text:span><text:span text:style-name="Emphasis"><text:span text:style-name="T63"> <text:tab/></text:span></text:span><text:span text:style-name="Emphasis"><text:span text:style-name="T82">10</text:span></text:span></text:p>
      <text:p text:style-name="P7"><text:span text:style-name="Emphasis"><text:span text:style-name="T18">قرفــــــة زنجبيــــــــــــــــــــل</text:span></text:span><text:span text:style-name="Emphasis"><text:span text:style-name="T63"> <text:tab/> </text:span></text:span><text:span text:style-name="Emphasis"><text:span text:style-name="T82">5</text:span></text:span></text:p>
      <text:p text:style-name="P7"><text:span text:style-name="Emphasis"><text:span text:style-name="T18">زنجبيــــــــــــــــــــــــــــــــــــل</text:span></text:span><text:span text:style-name="Emphasis"><text:span text:style-name="T63"> <text:tab/> </text:span></text:span><text:span text:style-name="Emphasis"><text:span text:style-name="T82">5</text:span></text:span></text:p>
      <text:p text:style-name="P7"><text:span text:style-name="Emphasis"><text:span text:style-name="T18">زنجبيــل حليــــــــــــــــــــــب </text:span></text:span><text:span text:style-name="Emphasis"><text:span text:style-name="T63"><text:tab/></text:span></text:span><text:span text:style-name="Emphasis"><text:span text:style-name="T82">10</text:span></text:span></text:p>
      <text:p text:style-name="P7"><text:span text:style-name="Emphasis"><text:span text:style-name="T18">حليــــــــــــــــــــــــــــب ساد</text:span></text:span><text:span text:style-name="Emphasis"><text:span text:style-name="T19">ة</text:span></text:span><text:span text:style-name="Emphasis"><text:span text:style-name="T63"> <text:tab/></text:span></text:span><text:span text:style-name="Emphasis"><text:span text:style-name="T82">10</text:span></text:span></text:p>
      <text:p text:style-name="P8"><text:span text:style-name="Emphasis"><text:span text:style-name="T20">سحلب س</text:span></text:span><text:span text:style-name="Emphasis"><text:span text:style-name="T19">ــــــــــــــــــــــــــ</text:span></text:span><text:span text:style-name="Emphasis"><text:span text:style-name="T20">ادة </text:span></text:span><text:span text:style-name="Emphasis"><text:span text:style-name="T64"><text:tab/></text:span></text:span><text:span text:style-name="Emphasis"><text:span text:style-name="T83">10</text:span></text:span></text:p>
      <text:p text:style-name="P8"><text:span text:style-name="Emphasis"><text:span text:style-name="T20">سحلب (حلي</text:span></text:span><text:span text:style-name="Emphasis"><text:span text:style-name="T21">ــ</text:span></text:span><text:span text:style-name="Emphasis"><text:span text:style-name="T20">ب - مكسرات)</text:span></text:span><text:span text:style-name="Emphasis"><text:span text:style-name="T64"> <text:tab/></text:span></text:span><text:span text:style-name="Emphasis"><text:span text:style-name="T83">15</text:span></text:span></text:p>
      <text:p text:style-name="P9"><text:span text:style-name="Emphasis"><text:span text:style-name="T22">كاكـــــاو ســــــــــــــــــــــــادة</text:span></text:span><text:span text:style-name="Emphasis"><text:span text:style-name="T65"> <text:tab/></text:span></text:span><text:span text:style-name="Emphasis"><text:span text:style-name="T84">10</text:span></text:span></text:p>
      <text:p text:style-name="P9"><text:span text:style-name="Emphasis"><text:span text:style-name="T22">كاكـــــاو حليــــــــــــــــــــــب</text:span></text:span><text:span text:style-name="Emphasis"><text:span text:style-name="T65"> <text:tab/></text:span></text:span><text:span text:style-name="Emphasis"><text:span text:style-name="T84">15</text:span></text:span></text:p>
      <text:p text:style-name="P10"><text:span text:style-name="Emphasis"><text:span text:style-name="T23">كابتشينو ســـــــــــــــــــــــادة</text:span></text:span><text:span text:style-name="Emphasis"><text:span text:style-name="T66"> <text:tab/></text:span></text:span><text:span text:style-name="Emphasis"><text:span text:style-name="T85">10</text:span></text:span></text:p>
      <text:p text:style-name="P10"><text:span text:style-name="Emphasis"><text:span text:style-name="T45">(لاتيه – بندق – فانيليا – موكا – شوكليت)</text:span></text:span></text:p>
      <text:p text:style-name="P10"><text:span text:style-name="Emphasis"><text:span text:style-name="T1">كابتشينو حليـــــــــــــــــــــب </text:span></text:span><text:span text:style-name="Emphasis"><text:span text:style-name="T48"><text:tab/></text:span></text:span><text:span text:style-name="Emphasis"><text:span text:style-name="T70">1</text:span></text:span><text:span text:style-name="Emphasis"><text:span text:style-name="T71">5</text:span></text:span></text:p>
      <text:p text:style-name="P10"><text:span text:style-name="Emphasis"><text:span text:style-name="T45">(لاتيه – بندق – فانيليا – موكا – شوكليت)</text:span></text:span></text:p>
      <text:p text:style-name="P11"><text:span text:style-name="Emphasis"><text:span text:style-name="T2">نسكافيـــــــــــــه </text:span></text:span><text:span text:style-name="Emphasis"><text:span text:style-name="T6">ســادة </text:span></text:span><text:span text:style-name="Emphasis"><text:span text:style-name="T2">بلاك</text:span></text:span><text:span text:style-name="Emphasis"><text:span text:style-name="T49"> <text:tab/></text:span></text:span><text:span text:style-name="Emphasis"><text:span text:style-name="T71">10</text:span></text:span></text:p>
      <text:p text:style-name="P20"><text:span text:style-name="Emphasis"><text:span text:style-name="T2">نسكافيـــــــــــــه </text:span></text:span><text:span text:style-name="Emphasis"><text:span text:style-name="T6">حليـب </text:span></text:span><text:span text:style-name="Emphasis"><text:span text:style-name="T2">بلاك</text:span></text:span><text:span text:style-name="Emphasis"><text:span text:style-name="T49"> <text:tab/></text:span></text:span><text:span text:style-name="Emphasis"><text:span text:style-name="T71">1</text:span></text:span><text:span text:style-name="Emphasis"><text:span text:style-name="T74">5</text:span></text:span></text:p>
      <text:p text:style-name="P11"><text:span text:style-name="Emphasis"><text:span text:style-name="T2">كوفى ميكس ســــــــــــــــادة </text:span></text:span><text:span text:style-name="Emphasis"><text:span text:style-name="T49"><text:tab/></text:span></text:span><text:span text:style-name="Emphasis"><text:span text:style-name="T71">10</text:span></text:span></text:p>
      <text:p text:style-name="P2"><text:span text:style-name="Emphasis"><text:span text:style-name="T98">مشروبات س</text:span></text:span><text:span text:style-name="Emphasis"><text:span text:style-name="T99">ـــــــــــــ</text:span></text:span><text:span text:style-name="Emphasis"><text:span text:style-name="T98">اخنة</text:span></text:span></text:p>
      <text:p text:style-name="P11"><text:span text:style-name="Emphasis"><text:span text:style-name="T2">كوفى ميكس حليــــ</text:span></text:span><text:span text:style-name="Emphasis"><text:span text:style-name="T7">ـــ</text:span></text:span><text:span text:style-name="Emphasis"><text:span text:style-name="T2">ـــــــــــب</text:span></text:span><text:span text:style-name="Emphasis"><text:span text:style-name="T49"> <text:tab/></text:span></text:span><text:span text:style-name="Emphasis"><text:span text:style-name="T71">15</text:span></text:span></text:p>
      <text:p text:style-name="P21"><text:span text:style-name="Emphasis"><text:span text:style-name="T3">كركـــــــــــــــــــــــ</text:span></text:span><text:span text:style-name="Emphasis"><text:span text:style-name="T4">ـ</text:span></text:span><text:span text:style-name="Emphasis"><text:span text:style-name="T3">ـــــــــــــــدي</text:span></text:span><text:span text:style-name="Emphasis"><text:span text:style-name="T4">ه</text:span></text:span><text:span text:style-name="Emphasis"><text:span text:style-name="T50"> <text:tab/></text:span></text:span><text:span text:style-name="Emphasis"><text:span text:style-name="T106"> </text:span></text:span><text:span text:style-name="Emphasis"><text:span text:style-name="T72">5</text:span></text:span></text:p>
      <text:p text:style-name="P12"><text:span text:style-name="Emphasis"><text:span text:style-name="T5">نعنــــــــــــــــــــــــــــــــــــــــــاع</text:span></text:span><text:span text:style-name="Emphasis"><text:span text:style-name="T51"> <text:tab/></text:span></text:span><text:span text:style-name="Emphasis"><text:span text:style-name="T107"> </text:span></text:span><text:span text:style-name="Emphasis"><text:span text:style-name="T73">5</text:span></text:span></text:p>
      <text:p text:style-name="P13"><text:span text:style-name="Emphasis"><text:span text:style-name="T24">ليمـــــــــــــــــــــــــــــــــــــــــون</text:span></text:span><text:span text:style-name="Emphasis"><text:span text:style-name="T56"> <text:tab/></text:span></text:span><text:span text:style-name="Emphasis"><text:span text:style-name="T108"> </text:span></text:span><text:span text:style-name="Emphasis"><text:span text:style-name="T86">5</text:span></text:span></text:p>
      <text:p text:style-name="P14"><text:span text:style-name="Emphasis"><text:span text:style-name="T25">قهوة ســــــــــــادة فاتــــــــــــح</text:span></text:span><text:span text:style-name="Emphasis"><text:span text:style-name="T57"> <text:tab/></text:span></text:span><text:span text:style-name="Emphasis"><text:span text:style-name="T109"> </text:span></text:span><text:span text:style-name="Emphasis"><text:span text:style-name="T87">5</text:span></text:span></text:p>
      <text:p text:style-name="P14"><text:span text:style-name="Emphasis"><text:span text:style-name="T25">قهوة ســــــــــــادة غامـــــــــــق</text:span></text:span><text:span text:style-name="Emphasis"><text:span text:style-name="T57"> <text:tab/></text:span></text:span><text:span text:style-name="Emphasis"><text:span text:style-name="T109"> </text:span></text:span><text:span text:style-name="Emphasis"><text:span text:style-name="T87">5</text:span></text:span></text:p>
      <text:p text:style-name="P14"><text:span text:style-name="Emphasis"><text:span text:style-name="T25">قهوة محـــــــــــــــــــــــــــــــوج</text:span></text:span><text:span text:style-name="Emphasis"><text:span text:style-name="T57"> <text:tab/></text:span></text:span><text:span text:style-name="Emphasis"><text:span text:style-name="T109"> </text:span></text:span><text:span text:style-name="Emphasis"><text:span text:style-name="T87">5</text:span></text:span></text:p>
      <text:p text:style-name="P15"><text:span text:style-name="Emphasis"><text:span text:style-name="T26">قهوة حليـــــــــــب (فرنساوي)</text:span></text:span><text:span text:style-name="Emphasis"><text:span text:style-name="T58"> <text:tab/></text:span></text:span><text:span text:style-name="Emphasis"><text:span text:style-name="T88">10</text:span></text:span></text:p>
      <text:p text:style-name="P16"><text:span text:style-name="Emphasis"><text:span text:style-name="T27">أوريـــــــــــــــــــــــــــــــو سادة</text:span></text:span><text:span text:style-name="Emphasis"><text:span text:style-name="T60"> <text:tab/></text:span></text:span><text:span text:style-name="Emphasis"><text:span text:style-name="T89">15</text:span></text:span></text:p>
      <text:p text:style-name="P15"><text:span text:style-name="Emphasis"><text:span text:style-name="T28">أوريــو حليــــــــــــــــــــــــــــب</text:span></text:span><text:span text:style-name="Emphasis"><text:span text:style-name="T59"> <text:tab/></text:span></text:span><text:span text:style-name="Emphasis"><text:span text:style-name="T90">20</text:span></text:span></text:p>
      <text:p text:style-name="P5"><text:span text:style-name="Emphasis"><text:span text:style-name="T100"/></text:span></text:p>
      <text:p text:style-name="P5"><text:span text:style-name="Emphasis"><text:span text:style-name="T100">مشروبات باردة وعصائر فريش</text:span></text:span><text:span text:style-name="Emphasis"><text:span text:style-name="T69"><text:line-break/></text:span></text:span><text:span text:style-name="Emphasis"><text:span text:style-name="T8">مانجـــــــــــــــــــــــــــــــــــــو</text:span></text:span><text:span text:style-name="Emphasis"><text:span text:style-name="T52"> <text:tab/></text:span></text:span><text:span text:style-name="Emphasis"><text:span text:style-name="T75">15</text:span></text:span></text:p>
      <text:p text:style-name="P5"><text:span text:style-name="Emphasis"><text:span text:style-name="T8">مانجــــــــــــــــــــــــــو زبادي</text:span></text:span><text:span text:style-name="Emphasis"><text:span text:style-name="T52"> <text:tab/><text:tab/></text:span></text:span><text:span text:style-name="Emphasis"><text:span text:style-name="T75">20</text:span></text:span></text:p>
      <text:p text:style-name="P19"><text:span text:style-name="Emphasis"><text:span text:style-name="T14">بطيـــــــــــــــــــــــــــــــــــــخ <text:tab/><text:tab/></text:span></text:span><text:span text:style-name="Emphasis"><text:span text:style-name="T79">10</text:span></text:span></text:p>
      <text:p text:style-name="P5"><text:span text:style-name="Emphasis"><text:span text:style-name="T8">مـــــــــــــــــــــــــــــــــــــــــوز</text:span></text:span><text:span text:style-name="Emphasis"><text:span text:style-name="T52"> <text:tab/></text:span></text:span><text:span text:style-name="Emphasis"><text:span text:style-name="T75">10</text:span></text:span></text:p>
      <text:p text:style-name="P5"><text:span text:style-name="Emphasis"><text:span text:style-name="T8">موز حليــــــــــــــــــــــــــــــب</text:span></text:span><text:span text:style-name="Emphasis"><text:span text:style-name="T52"> <text:tab/></text:span></text:span><text:span text:style-name="Emphasis"><text:span text:style-name="T75">15</text:span></text:span></text:p>
      <text:p text:style-name="P5"><text:span text:style-name="Emphasis"><text:span text:style-name="T8">مــــ</text:span></text:span><text:span text:style-name="Emphasis"><text:span text:style-name="T9">ــــــــــــــ</text:span></text:span><text:span text:style-name="Emphasis"><text:span text:style-name="T8">ـــوز فر</text:span></text:span><text:span text:style-name="Emphasis"><text:span text:style-name="T10">او</text:span></text:span><text:span text:style-name="Emphasis"><text:span text:style-name="T8">لــــــــة</text:span></text:span><text:span text:style-name="Emphasis"><text:span text:style-name="T52"> <text:tab/></text:span></text:span><text:span text:style-name="Emphasis"><text:span text:style-name="T75">15</text:span></text:span></text:p>
      <text:p text:style-name="P15"><text:span text:style-name="Emphasis"><text:span text:style-name="T11">موز فر</text:span></text:span><text:span text:style-name="Emphasis"><text:span text:style-name="T10">ا</text:span></text:span><text:span text:style-name="Emphasis"><text:span text:style-name="T11">ولة حليــــــــــــــــــب</text:span></text:span><text:span text:style-name="Emphasis"><text:span text:style-name="T53"> <text:tab/></text:span></text:span><text:span text:style-name="Emphasis"><text:span text:style-name="T76">20</text:span></text:span></text:p>
      <text:p text:style-name="P15"><text:span text:style-name="Emphasis"><text:span text:style-name="T11">فراولــــــــــــــــــــــــــــــــــــة</text:span></text:span><text:span text:style-name="Emphasis"><text:span text:style-name="T53"> <text:tab/><text:tab/></text:span></text:span><text:span text:style-name="Emphasis"><text:span text:style-name="T76">15</text:span></text:span></text:p>
      <text:p text:style-name="P15"><text:span text:style-name="Emphasis"><text:span text:style-name="T11">فراولة حليــــــــــــــــــــــــــب</text:span></text:span><text:span text:style-name="Emphasis"><text:span text:style-name="T53"> <text:tab/></text:span></text:span><text:span text:style-name="Emphasis"><text:span text:style-name="T76">20</text:span></text:span></text:p>
      <text:p text:style-name="P15"><text:span text:style-name="Emphasis"><text:span text:style-name="T11">ليمــــــــــــــــــــــــــــــــــــــون</text:span></text:span><text:span text:style-name="Emphasis"><text:span text:style-name="T53"> <text:tab/></text:span></text:span><text:span text:style-name="Emphasis"><text:span text:style-name="T76">10</text:span></text:span></text:p>
      <text:p text:style-name="P15"><text:span text:style-name="Emphasis"><text:span text:style-name="T11">ليمون نعنــــــــــــــــــــــــــــاع</text:span></text:span><text:span text:style-name="Emphasis"><text:span text:style-name="T53"> <text:tab/></text:span></text:span><text:span text:style-name="Emphasis"><text:span text:style-name="T76">15</text:span></text:span></text:p>
      <text:p text:style-name="P18"><text:span text:style-name="Emphasis"><text:span text:style-name="T12">كركديـــــــــــــــــــــــــــــــــــه</text:span></text:span><text:span text:style-name="Emphasis"><text:span text:style-name="T55"> <text:tab/></text:span></text:span><text:span text:style-name="Emphasis"><text:span text:style-name="T77">10</text:span></text:span></text:p>
      <text:p text:style-name="P16"><text:span text:style-name="Emphasis"><text:span text:style-name="T13">أوريـو ســــــــــــــــــــــــــــادة</text:span></text:span><text:span text:style-name="Emphasis"><text:span text:style-name="T54"> <text:tab/></text:span></text:span><text:span text:style-name="Emphasis"><text:span text:style-name="T78">20</text:span></text:span></text:p>
      <text:p text:style-name="P17"><text:span text:style-name="Emphasis"><text:span text:style-name="T11">أوريـو حليـــــــــــــــــــــــــــب</text:span></text:span><text:span text:style-name="Emphasis"><text:span text:style-name="T53"> <text:tab/></text:span></text:span><text:span text:style-name="Emphasis"><text:span text:style-name="T76">25</text:span></text:span></text:p>
      <text:p text:style-name="P26"><text:span text:style-name="Emphasis"><text:span text:style-name="T101"/></text:span></text:p>
      <text:p text:style-name="P26"><text:span text:style-name="Emphasis"><text:span text:style-name="T101">تس</text:span></text:span><text:span text:style-name="Emphasis"><text:span text:style-name="T102">ـــــــــــ</text:span></text:span><text:span text:style-name="Emphasis"><text:span text:style-name="T101">ال</text:span></text:span><text:span text:style-name="Emphasis"><text:span text:style-name="T102">ـــــــــــــــي</text:span></text:span></text:p>
      <text:p text:style-name="P22"><text:span text:style-name="Emphasis"><text:span text:style-name="T31">فيشــــــــــــــــــــــــــــــار ملح</text:span></text:span><text:span text:style-name="Emphasis"><text:span text:style-name="T67"> <text:tab/> </text:span></text:span><text:span text:style-name="Emphasis"><text:span text:style-name="T92">5</text:span></text:span></text:p>
      <text:p text:style-name="P22"><text:span text:style-name="Emphasis"><text:span text:style-name="T31">فيشـــــــــــــــــــــــــــــار فراغ</text:span></text:span><text:span text:style-name="Emphasis"><text:span text:style-name="T67"> <text:tab/> </text:span></text:span><text:span text:style-name="Emphasis"><text:span text:style-name="T92">5</text:span></text:span></text:p>
      <text:p text:style-name="P22"><text:span text:style-name="Emphasis"><text:span text:style-name="T31">فيشـــــــــــــــــــــــــــــار جبنة</text:span></text:span><text:span text:style-name="Emphasis"><text:span text:style-name="T67"> <text:tab/> </text:span></text:span><text:span text:style-name="Emphasis"><text:span text:style-name="T92">5</text:span></text:span></text:p>
      <text:p text:style-name="P22"><text:span text:style-name="Emphasis"><text:span text:style-name="T31">فيشـــــــــــــــار شطة </text:span></text:span><text:span text:style-name="Emphasis"><text:span text:style-name="T32">وليمون</text:span></text:span><text:span text:style-name="Emphasis"><text:span text:style-name="T68"> </text:span></text:span><text:span text:style-name="Emphasis"><text:span text:style-name="T67"><text:tab/> </text:span></text:span><text:span text:style-name="Emphasis"><text:span text:style-name="T92">5</text:span></text:span></text:p>
      <text:p text:style-name="P23"><text:span text:style-name="Emphasis"><text:span text:style-name="T31">فيشـــــــــــــــــــ</text:span></text:span><text:span text:style-name="Emphasis"><text:span text:style-name="T33">ـ</text:span></text:span><text:span text:style-name="Emphasis"><text:span text:style-name="T31">ـــــار </text:span></text:span><text:span text:style-name="Emphasis"><text:span text:style-name="T33">طماطم</text:span></text:span><text:span text:style-name="Emphasis"><text:span text:style-name="T67"> <text:tab/> </text:span></text:span><text:span text:style-name="Emphasis"><text:span text:style-name="T92">5</text:span></text:span></text:p>
      <text:p text:style-name="P27"><text:span text:style-name="Emphasis"><text:span text:style-name="T101"/></text:span></text:p>
      <text:p text:style-name="P27"><text:span text:style-name="Emphasis"><text:span text:style-name="T101">آيس كري</text:span></text:span><text:span text:style-name="Emphasis"><text:span text:style-name="T104">ـــــــــــــــ</text:span></text:span><text:span text:style-name="Emphasis"><text:span text:style-name="T101">م بولات</text:span></text:span></text:p>
      <text:p text:style-name="P34"><text:span text:style-name="Emphasis"><text:span text:style-name="T40">فانيلي</text:span></text:span><text:span text:style-name="Emphasis"><text:span text:style-name="T41">ـــــــــــــــــــــــــــــــ</text:span></text:span><text:span text:style-name="Emphasis"><text:span text:style-name="T40">ا <text:tab/></text:span></text:span><text:span text:style-name="Emphasis"><text:span text:style-name="T96">5</text:span></text:span><text:span text:style-name="Emphasis"><text:span text:style-name="T40"> <text:tab/></text:span></text:span><text:span text:style-name="Emphasis"><text:span text:style-name="T96">10</text:span></text:span></text:p>
      <text:p text:style-name="P35"><text:span text:style-name="Emphasis"><text:span text:style-name="T42">شيكــــــــــــــــــــــــــولاته</text:span></text:span><text:span text:style-name="Emphasis"><text:span text:style-name="T40"> <text:tab/></text:span></text:span><text:span text:style-name="Emphasis"><text:span text:style-name="T96">5</text:span></text:span><text:span text:style-name="Emphasis"><text:span text:style-name="T40"> <text:tab/></text:span></text:span><text:span text:style-name="Emphasis"><text:span text:style-name="T96">10</text:span></text:span></text:p>
      <text:p text:style-name="P35"><text:span text:style-name="Emphasis"><text:span text:style-name="T42">فراولــــــــــــــــــــــــــــــة</text:span></text:span><text:span text:style-name="Emphasis"><text:span text:style-name="T40"> <text:tab/></text:span></text:span><text:span text:style-name="Emphasis"><text:span text:style-name="T96">5</text:span></text:span><text:span text:style-name="Emphasis"><text:span text:style-name="T40"> <text:tab/></text:span></text:span><text:span text:style-name="Emphasis"><text:span text:style-name="T96">10</text:span></text:span></text:p>
      <text:p text:style-name="P35"><text:span text:style-name="Emphasis"><text:span text:style-name="T42">مانجـــــــــــــــــ</text:span></text:span><text:span text:style-name="Emphasis"><text:span text:style-name="T43">ـ</text:span></text:span><text:span text:style-name="Emphasis"><text:span text:style-name="T42">ـــــــــــــو</text:span></text:span><text:span text:style-name="Emphasis"><text:span text:style-name="T40"> <text:tab/></text:span></text:span><text:span text:style-name="Emphasis"><text:span text:style-name="T96">5</text:span></text:span><text:span text:style-name="Emphasis"><text:span text:style-name="T40"> <text:tab/></text:span></text:span><text:span text:style-name="Emphasis"><text:span text:style-name="T96">10</text:span></text:span></text:p>
      <text:p text:style-name="P28"><text:span text:style-name="Emphasis"><text:span text:style-name="T103"/></text:span></text:p>
      <text:p text:style-name="P28"><text:span text:style-name="Emphasis"><text:span text:style-name="T103">آيس كري</text:span></text:span><text:span text:style-name="Emphasis"><text:span text:style-name="T104">ـــــــــــــــــــ</text:span></text:span><text:span text:style-name="Emphasis"><text:span text:style-name="T103">م</text:span></text:span></text:p>
      <text:p text:style-name="P24"><text:span text:style-name="Emphasis"><text:span text:style-name="T34">كيمو كونو </text:span></text:span><text:span text:style-name="Emphasis"><text:span text:style-name="T37">(فانيليا - شيكولاته)</text:span></text:span><text:span text:style-name="Emphasis"><text:span text:style-name="T34"> <text:tab/> </text:span></text:span><text:span text:style-name="Emphasis"><text:span text:style-name="T94">5</text:span></text:span></text:p>
      <text:p text:style-name="P24"><text:span text:style-name="Emphasis"><text:span text:style-name="T37">ميج</text:span></text:span><text:span text:style-name="Emphasis"><text:span text:style-name="T38">ـــــــ</text:span></text:span><text:span text:style-name="Emphasis"><text:span text:style-name="T37">ا (</text:span></text:span><text:span text:style-name="Emphasis"><text:span text:style-name="T38">فانيليا – شيكولاته</text:span></text:span><text:span text:style-name="Emphasis"><text:span text:style-name="T37">) <text:tab/></text:span></text:span><text:span text:style-name="Emphasis"><text:span text:style-name="T94">10</text:span></text:span></text:p>
      <text:p text:style-name="P25"><text:span text:style-name="Emphasis"><text:span text:style-name="T38">كيت كــــــــــــــــــــــــــــــــــــات <text:tab/></text:span></text:span><text:span text:style-name="Emphasis"><text:span text:style-name="T95">10</text:span></text:span></text:p>
      <text:p text:style-name="P25"><text:span text:style-name="Emphasis"><text:span text:style-name="T38">سندوتش </text:span></text:span><text:span text:style-name="Emphasis"><text:span text:style-name="T39">أ</text:span></text:span><text:span text:style-name="Emphasis"><text:span text:style-name="T38">وريــــــــــــ</text:span></text:span><text:span text:style-name="Emphasis"><text:span text:style-name="T39">ـ</text:span></text:span><text:span text:style-name="Emphasis"><text:span text:style-name="T38">ـــــــــــــو <text:tab/></text:span></text:span><text:span text:style-name="Emphasis"><text:span text:style-name="T95">15</text:span></text:span></text:p>
      <text:p text:style-name="P36"/>
      <text:p text:style-name="P36"><text:span text:style-name="Emphasis"><text:span text:style-name="T110">بسك</text:span></text:span><text:span text:style-name="Emphasis"><text:span text:style-name="T111">ــــــــــــــــــ</text:span></text:span><text:span text:style-name="Emphasis"><text:span text:style-name="T110">وت</text:span></text:span></text:p>
      <text:p text:style-name="P37"><text:span text:style-name="Emphasis"><text:span text:style-name="T28">هو ه</text:span></text:span><text:span text:style-name="Emphasis"><text:span text:style-name="T30">ـــــــــــــــــــــــــــــــــــــــــ</text:span></text:span><text:span text:style-name="Emphasis"><text:span text:style-name="T28">وز <text:tab/> </text:span></text:span><text:span text:style-name="Emphasis"><text:span text:style-name="T90">2</text:span></text:span></text:p>
      <text:p text:style-name="P37"><text:span text:style-name="Emphasis"><text:span text:style-name="T29">توينكيــــــــــــــــــــــــــــــــــــــــز <text:tab/> </text:span></text:span><text:span text:style-name="Emphasis"><text:span text:style-name="T91">2</text:span></text:span></text:p>
      <text:p text:style-name="P37"><text:span text:style-name="Emphasis"><text:span text:style-name="T29">فريسكــــــــــــــــــــــــــــــــــــــــا <text:tab/> </text:span></text:span><text:span text:style-name="Emphasis"><text:span text:style-name="T91">2</text:span></text:span></text:p>
      <text:p text:style-name="P37"><text:span text:style-name="Emphasis"><text:span text:style-name="T29">أوريـــــــــــــــــــــــــــــــــــــــــــو <text:tab/> </text:span></text:span><text:span text:style-name="Emphasis"><text:span text:style-name="T91">2</text:span></text:span></text:p>
      <text:p text:style-name="P37"><text:span text:style-name="Emphasis"><text:span text:style-name="T29">لمبـــــــــــــــــــــــــــــــــــــــــــادا <text:tab/> </text:span></text:span><text:span text:style-name="Emphasis"><text:span text:style-name="T91">2</text:span></text:span></text:p>
      <text:p text:style-name="P38"><text:span text:style-name="Emphasis">- </text:span><text:span text:style-name="Emphasis"><text:span text:style-name="T114">max -</text:span></text:span></text:p>
      <text:p text:style-name="P28"><text:span text:style-name="Emphasis"><text:span text:style-name="T103">مشروب</text:span></text:span><text:span text:style-name="Emphasis"><text:span text:style-name="T104">ــــــــــــــ</text:span></text:span><text:span text:style-name="Emphasis"><text:span text:style-name="T103">ات غازية</text:span></text:span></text:p>
      <text:p text:style-name="P31"><text:span text:style-name="Emphasis"><text:span text:style-name="T36">كان</text:span></text:span><text:span text:style-name="Emphasis"><text:span text:style-name="T44">ز</text:span></text:span><text:span text:style-name="Emphasis"><text:span text:style-name="T36"> </text:span></text:span><text:span text:style-name="Emphasis"><text:span text:style-name="T34">بيبس</text:span></text:span><text:span text:style-name="Emphasis"><text:span text:style-name="T36">ـــــــــــــــــــــــــــــــــ</text:span></text:span><text:span text:style-name="Emphasis"><text:span text:style-name="T34">ي <text:tab/></text:span></text:span><text:span text:style-name="Emphasis"><text:span text:style-name="T35"> </text:span></text:span><text:span text:style-name="Emphasis"><text:span text:style-name="T93">5</text:span></text:span></text:p>
      <text:p text:style-name="P43"><text:span text:style-name="Emphasis"><text:span text:style-name="T36">كان</text:span></text:span><text:span text:style-name="Emphasis"><text:span text:style-name="T44">ز</text:span></text:span><text:span text:style-name="Emphasis"><text:span text:style-name="T35"> سف</text:span></text:span><text:span text:style-name="Emphasis"><text:span text:style-name="T36">ــــــــــــــــــــــــــــــــــــ</text:span></text:span><text:span text:style-name="Emphasis"><text:span text:style-name="T35">ن <text:tab/> </text:span></text:span><text:span text:style-name="Emphasis"><text:span text:style-name="T93">5</text:span></text:span></text:p>
      <text:p text:style-name="P33"><text:span text:style-name="Emphasis"><text:span text:style-name="T36">كان</text:span></text:span><text:span text:style-name="Emphasis"><text:span text:style-name="T44">ز</text:span></text:span><text:span text:style-name="Emphasis"><text:span text:style-name="T35"> ميريندا تف</text:span></text:span><text:span text:style-name="Emphasis"><text:span text:style-name="T36">ـــــــــــــــــــــــ</text:span></text:span><text:span text:style-name="Emphasis"><text:span text:style-name="T35">اح <text:tab/> </text:span></text:span><text:span text:style-name="Emphasis"><text:span text:style-name="T93">5</text:span></text:span></text:p>
      <text:p text:style-name="P32"><text:span text:style-name="Emphasis"><text:span text:style-name="T35">كا</text:span></text:span><text:span text:style-name="Emphasis"><text:span text:style-name="T36">ن</text:span></text:span><text:span text:style-name="Emphasis"><text:span text:style-name="T44">ز</text:span></text:span><text:span text:style-name="Emphasis"><text:span text:style-name="T35"> ميريندا برتق</text:span></text:span><text:span text:style-name="Emphasis"><text:span text:style-name="T36">ــــــــــــــــــــ</text:span></text:span><text:span text:style-name="Emphasis"><text:span text:style-name="T35">ال <text:tab/> </text:span></text:span><text:span text:style-name="Emphasis"><text:span text:style-name="T93">5</text:span></text:span></text:p>
      <text:p text:style-name="P32"><text:span text:style-name="Emphasis"><text:span text:style-name="T35">فروتز ليم</text:span></text:span><text:span text:style-name="Emphasis"><text:span text:style-name="T36">ــــــــــــــــــــــــــــــــ</text:span></text:span><text:span text:style-name="Emphasis"><text:span text:style-name="T35">ون <text:tab/> </text:span></text:span><text:span text:style-name="Emphasis"><text:span text:style-name="T93">5</text:span></text:span></text:p>
      <text:p text:style-name="P32"><text:span text:style-name="Emphasis"><text:span text:style-name="T36">كان</text:span></text:span><text:span text:style-name="Emphasis"><text:span text:style-name="T44">ز</text:span></text:span><text:span text:style-name="Emphasis"><text:span text:style-name="T35"> شويبس ج</text:span></text:span><text:span text:style-name="Emphasis"><text:span text:style-name="T36">ـــــــــــــــــــــ</text:span></text:span><text:span text:style-name="Emphasis"><text:span text:style-name="T35">ولد <text:tab/> </text:span></text:span><text:span text:style-name="Emphasis"><text:span text:style-name="T93">6</text:span></text:span></text:p>
      <text:p text:style-name="P32"><text:span text:style-name="Emphasis"><text:span text:style-name="T36">كان</text:span></text:span><text:span text:style-name="Emphasis"><text:span text:style-name="T44">ز</text:span></text:span><text:span text:style-name="Emphasis"><text:span text:style-name="T35"> شويبس رم</text:span></text:span><text:span text:style-name="Emphasis"><text:span text:style-name="T36">ــــــــــــــــــــــ</text:span></text:span><text:span text:style-name="Emphasis"><text:span text:style-name="T35">ان <text:tab/> </text:span></text:span><text:span text:style-name="Emphasis"><text:span text:style-name="T93">6</text:span></text:span></text:p>
      <text:p text:style-name="P32"><text:span text:style-name="Emphasis"><text:span text:style-name="T36">كان</text:span></text:span><text:span text:style-name="Emphasis"><text:span text:style-name="T44">ز</text:span></text:span><text:span text:style-name="Emphasis"><text:span text:style-name="T35"> ران</text:span></text:span><text:span text:style-name="Emphasis"><text:span text:style-name="T36">ـــــــــــــــــــــــــــــــــــــ</text:span></text:span><text:span text:style-name="Emphasis"><text:span text:style-name="T35">ي <text:tab/> </text:span></text:span><text:span text:style-name="Emphasis"><text:span text:style-name="T93">6</text:span></text:span></text:p>
      <text:p text:style-name="P32"><text:span text:style-name="Emphasis"><text:span text:style-name="T36">كان</text:span></text:span><text:span text:style-name="Emphasis"><text:span text:style-name="T44">ز</text:span></text:span><text:span text:style-name="Emphasis"><text:span text:style-name="T36"> </text:span></text:span><text:span text:style-name="Emphasis"><text:span text:style-name="T35">في</text:span></text:span><text:span text:style-name="Emphasis"><text:span text:style-name="T36">ـــــــــــــــــــــــــــــــــــ</text:span></text:span><text:span text:style-name="Emphasis"><text:span text:style-name="T35">روز <text:tab/> </text:span></text:span><text:span text:style-name="Emphasis"><text:span text:style-name="T93">6</text:span></text:span></text:p>
      <text:p text:style-name="P32"><text:span text:style-name="Emphasis"><text:span text:style-name="T35">مياه معدنية </text:span></text:span><text:span text:style-name="Emphasis"><text:span text:style-name="T36">صغيــــــــــــــــــــرة </text:span></text:span><text:span text:style-name="Emphasis"><text:span text:style-name="T35"><text:tab/> </text:span></text:span><text:span text:style-name="Emphasis"><text:span text:style-name="T93">5</text:span></text:span></text:p>
      <text:p text:style-name="P29"><text:span text:style-name="Emphasis"><text:span text:style-name="T46"/></text:span></text:p>
      <text:p text:style-name="P30"><text:span text:style-name="Emphasis"><text:span text:style-name="T47"/></text:span></text:p>
      <text:p text:style-name="P3"><text:span text:style-name="Emphasis"><text:span text:style-name="T47"/></text:span></text:p>
      <text:p text:style-name="P3"><text:span text:style-name="Emphasis"><text:span text:style-name="T112">MAX </text:span></text:span><text:span text:style-name="Emphasis"><text:span text:style-name="T113">P</text:span></text:span><text:span text:style-name="Emphasis"><text:span text:style-name="T112">LAY</text:span></text:span><text:span text:style-name="Emphasis"><text:span text:style-name="T113">S</text:span></text:span><text:span text:style-name="Emphasis"><text:span text:style-name="T112">TATION</text:span></text:span></text:p>
      <text:p text:style-name="P40"><text:span text:style-name="Emphasis"><text:span text:style-name="T115">01550315626</text:span></text:span></text:p>
      <text:p text:style-name="P39"><text:span text:style-name="Emphasis"><text:span text:style-name="T116">MAX PLAYSTATION</text:span></text:span></text:p>
      <text:p text:style-name="P41"><text:span text:style-name="Emphasis"><text:span text:style-name="T105">PS4 PRO </text:span></text:span></text:p>
      <text:p text:style-name="P41"><text:span text:style-name="Emphasis"><text:span text:style-name="T105">PS5 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Abyssinica SIL" svg:font-family="'Abyssinica SIL'" style:font-pitch="variable"/>
    <style:font-face style:name="Ani" svg:font-family="Ani" style:font-pitch="variable"/>
    <style:font-face style:name="Cantarell Extra Bold" svg:font-family="'Cantarell Extra Bold'" style:font-pitch="variable"/>
    <style:font-face style:name="Chilanka" svg:font-family="Chilanka" style:font-pitch="variable"/>
    <style:font-face style:name="D050000L" svg:font-family="D050000L" style:font-pitch="variable"/>
    <style:font-face style:name="KacstDecorative" svg:font-family="KacstDecorative" style:font-pitch="variable"/>
    <style:font-face style:name="Karumbi" svg:font-family="Karumbi" style:font-pitch="variable"/>
    <style:font-face style:name="Noto Naskh Arabic" svg:font-family="'Noto Naskh Arabic'" style:font-pitch="variable"/>
    <style:font-face style:name="Noto Naskh Arabic UI" svg:font-family="'Noto Naskh Arabic UI'" style:font-pitch="variable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4" draw:display-name="Gradient 4" draw:style="radial" draw:cx="50%" draw:cy="50%" draw:start-color="#1c1c1c" draw:end-color="#000000" draw:start-intensity="100%" draw:end-intensity="100%" draw:border="0%"/>
    <draw:fill-image draw:name="Colorful_20_Pebbles" draw:display-name="Colorful Pebbles" xlink:href="Pictures/100000000000020000000200BC3FEFCD7FF3BCCA.jpg" xlink:type="simple" xlink:show="embed" xlink:actuate="onLoad"/>
    <draw:opacity draw:name="Transparency_20_1" draw:display-name="Transparency 1" draw:style="square" draw:cx="50%" draw:cy="50%" draw:start="100%" draw:end="100%" draw:angle="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ar" style:country-complex="EG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ar" style:country-complex="EG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end" style:justify-single-word="fals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508cm" style:num-format="١, ٢, ٣, ..." text:number-position="right" text:increment="5"/>
  </office:styles>
  <office:automatic-styles>
    <style:page-layout style:name="Mpm1">
      <style:page-layout-properties fo:page-width="29.7cm" fo:page-height="21.001cm" style:num-format="١, ٢, ٣, ..." style:print-orientation="landscape" fo:margin-top="0cm" fo:margin-bottom="0cm" fo:margin-left="0cm" fo:margin-right="0cm" fo:background-color="#0e0e0e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efefef" draw:fill-gradient-name="Gradient_20_4" draw:gradient-step-count="64" draw:fill-image-name="Colorful_20_Pebbles" draw:opacity="100%" draw:opacity-name="Transparency_20_1" draw:fill-image-width="0cm" draw:fill-image-height="0cm" style:repeat="repeat" draw:fill-image-ref-point-x="0%" draw:fill-image-ref-point-y="0%" draw:fill-image-ref-point="center" draw:tile-repeat-offset="0% vertical" style:footnote-max-height="0cm">
        <style:columns fo:column-count="4" fo:column-gap="0.508cm">
          <style:column style:rel-width="16383*" fo:start-indent="0cm" fo:end-indent="0.254cm"/>
          <style:column style:rel-width="16383*" fo:start-indent="0.254cm" fo:end-indent="0.254cm"/>
          <style:column style:rel-width="16383*" fo:start-indent="0.254cm" fo:end-indent="0.254cm"/>
          <style:column style:rel-width="16386*" fo:start-indent="0.254cm" fo:end-indent="0cm"/>
        </style:columns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fill-color="#efefef" draw:fill-gradient-name="Gradient_20_4" draw:gradient-step-count="64" draw:fill-image-name="Colorful_20_Pebbles" draw:opacity="100%" draw:opacity-name="Transparency_20_1" draw:fill-image-width="0cm" draw:fill-image-height="0cm" style:repeat="repeat" draw:fill-image-ref-point-x="0%" draw:fill-image-ref-point-y="0%" draw:fill-image-ref-point="center" draw:tile-repeat-offset="0% vertical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4T16:25:13.879570224</meta:creation-date>
    <dc:date>2021-08-23T21:10:37.135181546</dc:date>
    <meta:editing-duration>PT9H20M20S</meta:editing-duration>
    <meta:editing-cycles>66</meta:editing-cycles>
    <meta:generator>LibreOffice/7.1.5.2$Linux_X86_64 LibreOffice_project/10$Build-2</meta:generator>
    <meta:document-statistic meta:table-count="0" meta:image-count="0" meta:object-count="0" meta:page-count="1" meta:paragraph-count="89" meta:word-count="268" meta:character-count="3507" meta:non-whitespace-character-count="3200"/>
  </office:meta>
</office:document-meta>
</file>